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674cm"/>
    </style:style>
    <style:style style:name="co2" style:family="table-column">
      <style:table-column-properties fo:break-before="auto" style:column-width="1.288cm"/>
    </style:style>
    <style:style style:name="co3" style:family="table-column">
      <style:table-column-properties fo:break-before="auto" style:column-width="1.977cm"/>
    </style:style>
    <style:style style:name="co4" style:family="table-column">
      <style:table-column-properties fo:break-before="auto" style:column-width="2.775cm"/>
    </style:style>
    <style:style style:name="co5" style:family="table-column">
      <style:table-column-properties fo:break-before="auto" style:column-width="1.088cm"/>
    </style:style>
    <style:style style:name="co6" style:family="table-column">
      <style:table-column-properties fo:break-before="auto" style:column-width="0.49cm"/>
    </style:style>
    <style:style style:name="co7" style:family="table-column">
      <style:table-column-properties fo:break-before="auto" style:column-width="1.18cm"/>
    </style:style>
    <style:style style:name="co8" style:family="table-column">
      <style:table-column-properties fo:break-before="auto" style:column-width="1.886cm"/>
    </style:style>
    <style:style style:name="co9" style:family="table-column">
      <style:table-column-properties fo:break-before="auto" style:column-width="0.889cm"/>
    </style:style>
    <style:style style:name="co10" style:family="table-column">
      <style:table-column-properties fo:break-before="auto" style:column-width="2.085cm"/>
    </style:style>
    <style:style style:name="co11" style:family="table-column">
      <style:table-column-properties fo:break-before="auto" style:column-width="1.349cm"/>
    </style:style>
    <style:style style:name="co12" style:family="table-column">
      <style:table-column-properties fo:break-before="auto" style:column-width="0.981cm"/>
    </style:style>
    <style:style style:name="co13" style:family="table-column">
      <style:table-column-properties fo:break-before="auto" style:column-width="3.09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64cm"/>
    </style:style>
    <style:style style:name="co16" style:family="table-column">
      <style:table-column-properties fo:break-before="auto" style:column-width="1.656cm"/>
    </style:style>
    <style:style style:name="co17" style:family="table-column">
      <style:table-column-properties fo:break-before="auto" style:column-width="3.404cm"/>
    </style:style>
    <style:style style:name="co18" style:family="table-column">
      <style:table-column-properties fo:break-before="auto" style:column-width="4.5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gulosa-raiz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7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number-columns-repeated="3" table:default-cell-style-name="Default"/>
        <table:table-column table:style-name="co11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nome</text:p>
          </table:table-cell>
          <table:table-cell/>
          <table:table-cell office:value-type="string" calcext:value-type="string">
            <text:p>tempo</text:p>
          </table:table-cell>
          <table:table-cell office:value-type="string" calcext:value-type="string">
            <text:p>superior</text:p>
          </table:table-cell>
          <table:table-cell office:value-type="string" calcext:value-type="string">
            <text:p>heur</text:p>
          </table:table-cell>
          <table:table-cell office:value-type="string" calcext:value-type="string">
            <text:p>ga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/sukp_100_100_0.10_0.75.txt</text:p>
          </table:table-cell>
          <table:table-cell office:value-type="float" office:value="604" calcext:value-type="float">
            <text:p>604</text:p>
          </table:table-cell>
          <table:table-cell office:value-type="float" office:value="0.059798" calcext:value-type="float">
            <text:p>0.059798</text:p>
          </table:table-cell>
          <table:table-cell office:value-type="float" office:value="22653.736118" calcext:value-type="float">
            <text:p>22653.736118</text:p>
          </table:table-cell>
          <table:table-cell office:value-type="float" office:value="7830" calcext:value-type="float">
            <text:p>7830</text:p>
          </table:table-cell>
          <table:table-cell office:value-type="float" office:value="1.893197" calcext:value-type="float">
            <text:p>1.893197</text:p>
          </table:table-cell>
          <table:table-cell office:value-type="float" office:value="22653.736118" calcext:value-type="float">
            <text:p>22653.7361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2126513" calcext:value-type="float">
            <text:p>2126513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stsol in 1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los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gulosa</text:p>
          </table:table-cell>
          <table:table-cell office:value-type="string" calcext:value-type="string">
            <text:p>gulosa-raiz.config</text:p>
          </table:table-cell>
        </table:table-row>
        <table:table-row table:style-name="ro1">
          <table:table-cell office:value-type="string" calcext:value-type="string">
            <text:p>data/sukp_100_100_0.15_0.85.txt</text:p>
          </table:table-cell>
          <table:table-cell office:value-type="float" office:value="696" calcext:value-type="float">
            <text:p>696</text:p>
          </table:table-cell>
          <table:table-cell office:value-type="float" office:value="0.04339" calcext:value-type="float">
            <text:p>0.04339</text:p>
          </table:table-cell>
          <table:table-cell office:value-type="float" office:value="24812.220183" calcext:value-type="float">
            <text:p>24812.220183</text:p>
          </table:table-cell>
          <table:table-cell office:value-type="float" office:value="5572" calcext:value-type="float">
            <text:p>5572</text:p>
          </table:table-cell>
          <table:table-cell office:value-type="float" office:value="3.453019" calcext:value-type="float">
            <text:p>3.453019</text:p>
          </table:table-cell>
          <table:table-cell office:value-type="float" office:value="24812.220183" calcext:value-type="float">
            <text:p>24812.22018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2881035" calcext:value-type="float">
            <text:p>2881035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stsol in 1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los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gulosa</text:p>
          </table:table-cell>
          <table:table-cell office:value-type="string" calcext:value-type="string">
            <text:p>gulosa-raiz.config</text:p>
          </table:table-cell>
        </table:table-row>
        <table:table-row table:style-name="ro1">
          <table:table-cell office:value-type="string" calcext:value-type="string">
            <text:p>data/sukp_100_85_0.10_0.75.txt</text:p>
          </table:table-cell>
          <table:table-cell office:value-type="float" office:value="530" calcext:value-type="float">
            <text:p>530</text:p>
          </table:table-cell>
          <table:table-cell office:value-type="float" office:value="0.027445" calcext:value-type="float">
            <text:p>0.027445</text:p>
          </table:table-cell>
          <table:table-cell office:value-type="float" office:value="20148.75" calcext:value-type="float">
            <text:p>20148.75</text:p>
          </table:table-cell>
          <table:table-cell office:value-type="float" office:value="6867" calcext:value-type="float">
            <text:p>6867</text:p>
          </table:table-cell>
          <table:table-cell office:value-type="float" office:value="1.934142" calcext:value-type="float">
            <text:p>1.934142</text:p>
          </table:table-cell>
          <table:table-cell office:value-type="float" office:value="20148.75" calcext:value-type="float">
            <text:p>20148.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1856172" calcext:value-type="float">
            <text:p>1856172</text:p>
          </table:table-cell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stsol in 1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los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gulosa</text:p>
          </table:table-cell>
          <table:table-cell office:value-type="string" calcext:value-type="string">
            <text:p>gulosa-raiz.config</text:p>
          </table:table-cell>
        </table:table-row>
        <table:table-row table:style-name="ro1">
          <table:table-cell office:value-type="string" calcext:value-type="string">
            <text:p>data/sukp_100_85_0.15_0.85.txt</text:p>
          </table:table-cell>
          <table:table-cell office:value-type="float" office:value="624" calcext:value-type="float">
            <text:p>624</text:p>
          </table:table-cell>
          <table:table-cell office:value-type="float" office:value="0.039694" calcext:value-type="float">
            <text:p>0.039694</text:p>
          </table:table-cell>
          <table:table-cell office:value-type="float" office:value="24641.710175" calcext:value-type="float">
            <text:p>24641.710175</text:p>
          </table:table-cell>
          <table:table-cell office:value-type="float" office:value="8021" calcext:value-type="float">
            <text:p>8021</text:p>
          </table:table-cell>
          <table:table-cell office:value-type="float" office:value="2.072149" calcext:value-type="float">
            <text:p>2.072149</text:p>
          </table:table-cell>
          <table:table-cell office:value-type="float" office:value="24641.710175" calcext:value-type="float">
            <text:p>24641.7101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2533938" calcext:value-type="float">
            <text:p>2533938</text:p>
          </table:table-cell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stsol in 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los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gulosa</text:p>
          </table:table-cell>
          <table:table-cell office:value-type="string" calcext:value-type="string">
            <text:p>gulosa-raiz.config</text:p>
          </table:table-cell>
        </table:table-row>
        <table:table-row table:style-name="ro1">
          <table:table-cell office:value-type="string" calcext:value-type="string">
            <text:p>data/sukp_185_200_0.10_0.75.txt</text:p>
          </table:table-cell>
          <table:table-cell office:value-type="float" office:value="1959" calcext:value-type="float">
            <text:p>1959</text:p>
          </table:table-cell>
          <table:table-cell office:value-type="float" office:value="0.233192" calcext:value-type="float">
            <text:p>0.233192</text:p>
          </table:table-cell>
          <table:table-cell office:value-type="float" office:value="37330.515292" calcext:value-type="float">
            <text:p>37330.515292</text:p>
          </table:table-cell>
          <table:table-cell office:value-type="float" office:value="3156" calcext:value-type="float">
            <text:p>3156</text:p>
          </table:table-cell>
          <table:table-cell office:value-type="float" office:value="10.828427" calcext:value-type="float">
            <text:p>10.828427</text:p>
          </table:table-cell>
          <table:table-cell office:value-type="float" office:value="37330.515292" calcext:value-type="float">
            <text:p>37330.5152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2" calcext:value-type="float">
            <text:p>0.22</text:p>
          </table:table-cell>
          <table:table-cell office:value-type="float" office:value="0.25" calcext:value-type="float">
            <text:p>0.25</text:p>
          </table:table-cell>
          <table:table-cell office:value-type="float" office:value="6567888" calcext:value-type="float">
            <text:p>6567888</text:p>
          </table:table-cell>
          <table:table-cell office:value-type="float" office:value="385" calcext:value-type="float">
            <text:p>3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stsol in 1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los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gulosa</text:p>
          </table:table-cell>
          <table:table-cell office:value-type="string" calcext:value-type="string">
            <text:p>gulosa-raiz.config</text:p>
          </table:table-cell>
        </table:table-row>
        <table:table-row table:style-name="ro1">
          <table:table-cell office:value-type="string" calcext:value-type="string">
            <text:p>data/sukp_185_200_0.15_0.85.txt</text:p>
          </table:table-cell>
          <table:table-cell office:value-type="float" office:value="2354" calcext:value-type="float">
            <text:p>2354</text:p>
          </table:table-cell>
          <table:table-cell office:value-type="float" office:value="0.3685" calcext:value-type="float">
            <text:p>0.3685</text:p>
          </table:table-cell>
          <table:table-cell office:value-type="float" office:value="39334.542033" calcext:value-type="float">
            <text:p>39334.542033</text:p>
          </table:table-cell>
          <table:table-cell office:value-type="float" office:value="3321" calcext:value-type="float">
            <text:p>3321</text:p>
          </table:table-cell>
          <table:table-cell office:value-type="float" office:value="10.844186" calcext:value-type="float">
            <text:p>10.844186</text:p>
          </table:table-cell>
          <table:table-cell office:value-type="float" office:value="39334.542033" calcext:value-type="float">
            <text:p>39334.5420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.35</text:p>
          </table:table-cell>
          <table:table-cell office:value-type="float" office:value="0.39" calcext:value-type="float">
            <text:p>0.39</text:p>
          </table:table-cell>
          <table:table-cell office:value-type="float" office:value="9501680" calcext:value-type="float">
            <text:p>9501680</text:p>
          </table:table-cell>
          <table:table-cell office:value-type="float" office:value="385" calcext:value-type="float">
            <text:p>3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stsol in 1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los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gulosa</text:p>
          </table:table-cell>
          <table:table-cell office:value-type="string" calcext:value-type="string">
            <text:p>gulosa-raiz.config</text:p>
          </table:table-cell>
        </table:table-row>
        <table:table-row table:style-name="ro1">
          <table:table-cell office:value-type="string" calcext:value-type="string">
            <text:p>data/sukp_200_185_0.10_0.75.txt</text:p>
          </table:table-cell>
          <table:table-cell office:value-type="float" office:value="2000" calcext:value-type="float">
            <text:p>2000</text:p>
          </table:table-cell>
          <table:table-cell office:value-type="float" office:value="0.238801" calcext:value-type="float">
            <text:p>0.238801</text:p>
          </table:table-cell>
          <table:table-cell office:value-type="float" office:value="39379.705126" calcext:value-type="float">
            <text:p>39379.705126</text:p>
          </table:table-cell>
          <table:table-cell office:value-type="float" office:value="3361" calcext:value-type="float">
            <text:p>3361</text:p>
          </table:table-cell>
          <table:table-cell office:value-type="float" office:value="10.716663" calcext:value-type="float">
            <text:p>10.716663</text:p>
          </table:table-cell>
          <table:table-cell office:value-type="float" office:value="39379.705126" calcext:value-type="float">
            <text:p>39379.7051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3" calcext:value-type="float">
            <text:p>0.23</text:p>
          </table:table-cell>
          <table:table-cell office:value-type="float" office:value="0.26" calcext:value-type="float">
            <text:p>0.26</text:p>
          </table:table-cell>
          <table:table-cell office:value-type="float" office:value="6467016" calcext:value-type="float">
            <text:p>6467016</text:p>
          </table:table-cell>
          <table:table-cell office:value-type="float" office:value="385" calcext:value-type="float">
            <text:p>3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stsol in 1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losa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gulosa</text:p>
          </table:table-cell>
          <table:table-cell office:value-type="string" calcext:value-type="string">
            <text:p>gulosa-raiz.config</text:p>
          </table:table-cell>
        </table:table-row>
        <table:table-row table:style-name="ro1">
          <table:table-cell office:value-type="string" calcext:value-type="string">
            <text:p>data/sukp_200_185_0.15_0.85.txt</text:p>
          </table:table-cell>
          <table:table-cell office:value-type="float" office:value="2301" calcext:value-type="float">
            <text:p>2301</text:p>
          </table:table-cell>
          <table:table-cell office:value-type="float" office:value="0.404867" calcext:value-type="float">
            <text:p>0.404867</text:p>
          </table:table-cell>
          <table:table-cell office:value-type="float" office:value="45969.522017" calcext:value-type="float">
            <text:p>45969.522017</text:p>
          </table:table-cell>
          <table:table-cell office:value-type="float" office:value="2962" calcext:value-type="float">
            <text:p>2962</text:p>
          </table:table-cell>
          <table:table-cell office:value-type="float" office:value="14.519758" calcext:value-type="float">
            <text:p>14.519758</text:p>
          </table:table-cell>
          <table:table-cell office:value-type="float" office:value="45969.522017" calcext:value-type="float">
            <text:p>45969.5220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9" calcext:value-type="float">
            <text:p>0.39</text:p>
          </table:table-cell>
          <table:table-cell office:value-type="float" office:value="0.43" calcext:value-type="float">
            <text:p>0.43</text:p>
          </table:table-cell>
          <table:table-cell office:value-type="float" office:value="9436420" calcext:value-type="float">
            <text:p>9436420</text:p>
          </table:table-cell>
          <table:table-cell office:value-type="float" office:value="385" calcext:value-type="float">
            <text:p>3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stsol in 1</text:p>
          </table:table-cell>
          <table:table-cell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los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gulosa</text:p>
          </table:table-cell>
          <table:table-cell office:value-type="string" calcext:value-type="string">
            <text:p>gulosa-raiz.config</text:p>
          </table:table-cell>
        </table:table-row>
        <table:table-row table:style-name="ro1">
          <table:table-cell office:value-type="string" calcext:value-type="string">
            <text:p>data/sukp_200_200_0.10_0.75.txt</text:p>
          </table:table-cell>
          <table:table-cell office:value-type="float" office:value="1989" calcext:value-type="float">
            <text:p>1989</text:p>
          </table:table-cell>
          <table:table-cell office:value-type="float" office:value="0.239085" calcext:value-type="float">
            <text:p>0.239085</text:p>
          </table:table-cell>
          <table:table-cell office:value-type="float" office:value="42474.671388" calcext:value-type="float">
            <text:p>42474.671388</text:p>
          </table:table-cell>
          <table:table-cell office:value-type="float" office:value="4142" calcext:value-type="float">
            <text:p>4142</text:p>
          </table:table-cell>
          <table:table-cell office:value-type="float" office:value="9.254629" calcext:value-type="float">
            <text:p>9.254629</text:p>
          </table:table-cell>
          <table:table-cell office:value-type="float" office:value="42474.671388" calcext:value-type="float">
            <text:p>42474.67138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2" calcext:value-type="float">
            <text:p>0.22</text:p>
          </table:table-cell>
          <table:table-cell office:value-type="float" office:value="0.26" calcext:value-type="float">
            <text:p>0.26</text:p>
          </table:table-cell>
          <table:table-cell office:value-type="float" office:value="7244200" calcext:value-type="float">
            <text:p>7244200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stsol in 1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los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gulosa</text:p>
          </table:table-cell>
          <table:table-cell office:value-type="string" calcext:value-type="string">
            <text:p>gulosa-raiz.config</text:p>
          </table:table-cell>
        </table:table-row>
        <table:table-row table:style-name="ro1">
          <table:table-cell office:value-type="string" calcext:value-type="string">
            <text:p>data/sukp_200_200_0.15_0.85.txt</text:p>
          </table:table-cell>
          <table:table-cell office:value-type="float" office:value="2520" calcext:value-type="float">
            <text:p>2520</text:p>
          </table:table-cell>
          <table:table-cell office:value-type="float" office:value="0.463132" calcext:value-type="float">
            <text:p>0.463132</text:p>
          </table:table-cell>
          <table:table-cell office:value-type="float" office:value="47592.556488" calcext:value-type="float">
            <text:p>47592.556488</text:p>
          </table:table-cell>
          <table:table-cell office:value-type="float" office:value="4648" calcext:value-type="float">
            <text:p>4648</text:p>
          </table:table-cell>
          <table:table-cell office:value-type="float" office:value="9.239362" calcext:value-type="float">
            <text:p>9.239362</text:p>
          </table:table-cell>
          <table:table-cell office:value-type="float" office:value="47592.556488" calcext:value-type="float">
            <text:p>47592.55648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43" calcext:value-type="float">
            <text:p>0.43</text:p>
          </table:table-cell>
          <table:table-cell office:value-type="float" office:value="0.48" calcext:value-type="float">
            <text:p>0.48</text:p>
          </table:table-cell>
          <table:table-cell office:value-type="float" office:value="10374777" calcext:value-type="float">
            <text:p>10374777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stsol in 1</text:p>
          </table:table-cell>
          <table:table-cell office:value-type="float" office:value="0.43" calcext:value-type="float">
            <text:p>0.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los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gulosa</text:p>
          </table:table-cell>
          <table:table-cell office:value-type="string" calcext:value-type="string">
            <text:p>gulosa-raiz.config</text:p>
          </table:table-cell>
        </table:table-row>
        <table:table-row table:style-name="ro1">
          <table:table-cell office:value-type="string" calcext:value-type="string">
            <text:p>data/sukp_285_300_0.10_0.75.txt</text:p>
          </table:table-cell>
          <table:table-cell office:value-type="float" office:value="4258" calcext:value-type="float">
            <text:p>4258</text:p>
          </table:table-cell>
          <table:table-cell office:value-type="float" office:value="1.050943" calcext:value-type="float">
            <text:p>1.050943</text:p>
          </table:table-cell>
          <table:table-cell office:value-type="float" office:value="58015.132089" calcext:value-type="float">
            <text:p>58015.132089</text:p>
          </table:table-cell>
          <table:table-cell office:value-type="float" office:value="3555" calcext:value-type="float">
            <text:p>3555</text:p>
          </table:table-cell>
          <table:table-cell office:value-type="float" office:value="15.319306" calcext:value-type="float">
            <text:p>15.319306</text:p>
          </table:table-cell>
          <table:table-cell office:value-type="float" office:value="58015.132089" calcext:value-type="float">
            <text:p>58015.13208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02" calcext:value-type="float">
            <text:p>1.02</text:p>
          </table:table-cell>
          <table:table-cell office:value-type="float" office:value="1.07" calcext:value-type="float">
            <text:p>1.07</text:p>
          </table:table-cell>
          <table:table-cell office:value-type="float" office:value="14486119" calcext:value-type="float">
            <text:p>14486119</text:p>
          </table:table-cell>
          <table:table-cell office:value-type="float" office:value="585" calcext:value-type="float">
            <text:p>5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stsol in 1</text:p>
          </table:table-cell>
          <table:table-cell office:value-type="float" office:value="1.01" calcext:value-type="float">
            <text:p>1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losa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gulosa</text:p>
          </table:table-cell>
          <table:table-cell office:value-type="string" calcext:value-type="string">
            <text:p>gulosa-raiz.config</text:p>
          </table:table-cell>
        </table:table-row>
        <table:table-row table:style-name="ro1">
          <table:table-cell office:value-type="string" calcext:value-type="string">
            <text:p>data/sukp_285_300_0.15_0.85.txt</text:p>
          </table:table-cell>
          <table:table-cell office:value-type="float" office:value="4869" calcext:value-type="float">
            <text:p>4869</text:p>
          </table:table-cell>
          <table:table-cell office:value-type="float" office:value="1.84196" calcext:value-type="float">
            <text:p>1.84196</text:p>
          </table:table-cell>
          <table:table-cell office:value-type="float" office:value="67916.185795" calcext:value-type="float">
            <text:p>67916.185795</text:p>
          </table:table-cell>
          <table:table-cell office:value-type="float" office:value="3538" calcext:value-type="float">
            <text:p>3538</text:p>
          </table:table-cell>
          <table:table-cell office:value-type="float" office:value="18.196209" calcext:value-type="float">
            <text:p>18.196209</text:p>
          </table:table-cell>
          <table:table-cell office:value-type="float" office:value="67916.185795" calcext:value-type="float">
            <text:p>67916.18579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float" office:value="1.88" calcext:value-type="float">
            <text:p>1.88</text:p>
          </table:table-cell>
          <table:table-cell office:value-type="float" office:value="20845682" calcext:value-type="float">
            <text:p>20845682</text:p>
          </table:table-cell>
          <table:table-cell office:value-type="float" office:value="585" calcext:value-type="float">
            <text:p>5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stsol in 1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los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gulosa</text:p>
          </table:table-cell>
          <table:table-cell office:value-type="string" calcext:value-type="string">
            <text:p>gulosa-raiz.config</text:p>
          </table:table-cell>
        </table:table-row>
        <table:table-row table:style-name="ro1">
          <table:table-cell office:value-type="string" calcext:value-type="string">
            <text:p>data/sukp_300_285_0.10_0.75.txt</text:p>
          </table:table-cell>
          <table:table-cell office:value-type="float" office:value="4192" calcext:value-type="float">
            <text:p>4192</text:p>
          </table:table-cell>
          <table:table-cell office:value-type="float" office:value="1.047527" calcext:value-type="float">
            <text:p>1.047527</text:p>
          </table:table-cell>
          <table:table-cell office:value-type="float" office:value="58001.545849" calcext:value-type="float">
            <text:p>58001.545849</text:p>
          </table:table-cell>
          <table:table-cell office:value-type="float" office:value="3914" calcext:value-type="float">
            <text:p>3914</text:p>
          </table:table-cell>
          <table:table-cell office:value-type="float" office:value="13.818995" calcext:value-type="float">
            <text:p>13.818995</text:p>
          </table:table-cell>
          <table:table-cell office:value-type="float" office:value="58001.545849" calcext:value-type="float">
            <text:p>58001.54584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02" calcext:value-type="float">
            <text:p>1.02</text:p>
          </table:table-cell>
          <table:table-cell office:value-type="float" office:value="1.07" calcext:value-type="float">
            <text:p>1.07</text:p>
          </table:table-cell>
          <table:table-cell office:value-type="float" office:value="14551231" calcext:value-type="float">
            <text:p>14551231</text:p>
          </table:table-cell>
          <table:table-cell office:value-type="float" office:value="585" calcext:value-type="float">
            <text:p>5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stsol in 1</text:p>
          </table:table-cell>
          <table:table-cell office:value-type="float" office:value="1.02" calcext:value-type="float">
            <text:p>1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los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gulosa</text:p>
          </table:table-cell>
          <table:table-cell office:value-type="string" calcext:value-type="string">
            <text:p>gulosa-raiz.config</text:p>
          </table:table-cell>
        </table:table-row>
        <table:table-row table:style-name="ro1">
          <table:table-cell office:value-type="string" calcext:value-type="string">
            <text:p>data/sukp_300_285_0.15_0.85.txt</text:p>
          </table:table-cell>
          <table:table-cell office:value-type="float" office:value="4612" calcext:value-type="float">
            <text:p>4612</text:p>
          </table:table-cell>
          <table:table-cell office:value-type="float" office:value="1.858891" calcext:value-type="float">
            <text:p>1.858891</text:p>
          </table:table-cell>
          <table:table-cell office:value-type="float" office:value="70225.795175" calcext:value-type="float">
            <text:p>70225.795175</text:p>
          </table:table-cell>
          <table:table-cell office:value-type="float" office:value="4420" calcext:value-type="float">
            <text:p>4420</text:p>
          </table:table-cell>
          <table:table-cell office:value-type="float" office:value="14.888189" calcext:value-type="float">
            <text:p>14.888189</text:p>
          </table:table-cell>
          <table:table-cell office:value-type="float" office:value="70225.795175" calcext:value-type="float">
            <text:p>70225.7951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82" calcext:value-type="float">
            <text:p>1.82</text:p>
          </table:table-cell>
          <table:table-cell office:value-type="float" office:value="1.91" calcext:value-type="float">
            <text:p>1.91</text:p>
          </table:table-cell>
          <table:table-cell office:value-type="float" office:value="20727634" calcext:value-type="float">
            <text:p>20727634</text:p>
          </table:table-cell>
          <table:table-cell office:value-type="float" office:value="585" calcext:value-type="float">
            <text:p>5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stsol in 1</text:p>
          </table:table-cell>
          <table:table-cell office:value-type="float" office:value="1.82" calcext:value-type="float">
            <text:p>1.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los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gulosa</text:p>
          </table:table-cell>
          <table:table-cell office:value-type="string" calcext:value-type="string">
            <text:p>gulosa-raiz.config</text:p>
          </table:table-cell>
        </table:table-row>
        <table:table-row table:style-name="ro1">
          <table:table-cell office:value-type="string" calcext:value-type="string">
            <text:p>data/sukp_300_300_0.10_0.75.txt</text:p>
          </table:table-cell>
          <table:table-cell office:value-type="float" office:value="4074" calcext:value-type="float">
            <text:p>4074</text:p>
          </table:table-cell>
          <table:table-cell office:value-type="float" office:value="1.073689" calcext:value-type="float">
            <text:p>1.073689</text:p>
          </table:table-cell>
          <table:table-cell office:value-type="float" office:value="59076.34282" calcext:value-type="float">
            <text:p>59076.34282</text:p>
          </table:table-cell>
          <table:table-cell office:value-type="float" office:value="2855" calcext:value-type="float">
            <text:p>2855</text:p>
          </table:table-cell>
          <table:table-cell office:value-type="float" office:value="19.692239" calcext:value-type="float">
            <text:p>19.692239</text:p>
          </table:table-cell>
          <table:table-cell office:value-type="float" office:value="59076.34282" calcext:value-type="float">
            <text:p>59076.3428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05" calcext:value-type="float">
            <text:p>1.05</text:p>
          </table:table-cell>
          <table:table-cell office:value-type="float" office:value="1.13" calcext:value-type="float">
            <text:p>1.13</text:p>
          </table:table-cell>
          <table:table-cell office:value-type="float" office:value="14905095" calcext:value-type="float">
            <text:p>14905095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stsol in 1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los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gulosa</text:p>
          </table:table-cell>
          <table:table-cell office:value-type="string" calcext:value-type="string">
            <text:p>gulosa-raiz.config</text:p>
          </table:table-cell>
        </table:table-row>
        <table:table-row table:style-name="ro1">
          <table:table-cell office:value-type="string" calcext:value-type="string">
            <text:p>data/sukp_300_300_0.15_0.85.txt</text:p>
          </table:table-cell>
          <table:table-cell office:value-type="float" office:value="4673" calcext:value-type="float">
            <text:p>4673</text:p>
          </table:table-cell>
          <table:table-cell office:value-type="float" office:value="1.879969" calcext:value-type="float">
            <text:p>1.879969</text:p>
          </table:table-cell>
          <table:table-cell office:value-type="float" office:value="67571.787733" calcext:value-type="float">
            <text:p>67571.787733</text:p>
          </table:table-cell>
          <table:table-cell office:value-type="float" office:value="3875" calcext:value-type="float">
            <text:p>3875</text:p>
          </table:table-cell>
          <table:table-cell office:value-type="float" office:value="16.437881" calcext:value-type="float">
            <text:p>16.437881</text:p>
          </table:table-cell>
          <table:table-cell office:value-type="float" office:value="67571.787733" calcext:value-type="float">
            <text:p>67571.7877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86" calcext:value-type="float">
            <text:p>1.86</text:p>
          </table:table-cell>
          <table:table-cell office:value-type="float" office:value="1.95" calcext:value-type="float">
            <text:p>1.95</text:p>
          </table:table-cell>
          <table:table-cell office:value-type="float" office:value="22236386" calcext:value-type="float">
            <text:p>22236386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stsol in 1</text:p>
          </table:table-cell>
          <table:table-cell office:value-type="float" office:value="1.86" calcext:value-type="float">
            <text:p>1.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los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gulosa</text:p>
          </table:table-cell>
          <table:table-cell office:value-type="string" calcext:value-type="string">
            <text:p>gulosa-raiz.config</text:p>
          </table:table-cell>
        </table:table-row>
        <table:table-row table:style-name="ro1">
          <table:table-cell office:value-type="string" calcext:value-type="string">
            <text:p>data/sukp_385_400_0.10_0.75.txt</text:p>
          </table:table-cell>
          <table:table-cell office:value-type="float" office:value="6975" calcext:value-type="float">
            <text:p>6975</text:p>
          </table:table-cell>
          <table:table-cell office:value-type="float" office:value="3.222494" calcext:value-type="float">
            <text:p>3.222494</text:p>
          </table:table-cell>
          <table:table-cell office:value-type="float" office:value="74941.121708" calcext:value-type="float">
            <text:p>74941.121708</text:p>
          </table:table-cell>
          <table:table-cell office:value-type="float" office:value="3322" calcext:value-type="float">
            <text:p>3322</text:p>
          </table:table-cell>
          <table:table-cell office:value-type="float" office:value="21.559037" calcext:value-type="float">
            <text:p>21.559037</text:p>
          </table:table-cell>
          <table:table-cell office:value-type="float" office:value="74941.121708" calcext:value-type="float">
            <text:p>74941.1217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17" calcext:value-type="float">
            <text:p>3.17</text:p>
          </table:table-cell>
          <table:table-cell office:value-type="float" office:value="3.25" calcext:value-type="float">
            <text:p>3.25</text:p>
          </table:table-cell>
          <table:table-cell office:value-type="float" office:value="25216026" calcext:value-type="float">
            <text:p>25216026</text:p>
          </table:table-cell>
          <table:table-cell office:value-type="float" office:value="785" calcext:value-type="float">
            <text:p>7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stsol in 1</text:p>
          </table:table-cell>
          <table:table-cell office:value-type="float" office:value="3.17" calcext:value-type="float">
            <text:p>3.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los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gulosa</text:p>
          </table:table-cell>
          <table:table-cell office:value-type="string" calcext:value-type="string">
            <text:p>gulosa-raiz.config</text:p>
          </table:table-cell>
        </table:table-row>
        <table:table-row table:style-name="ro1">
          <table:table-cell office:value-type="string" calcext:value-type="string">
            <text:p>data/sukp_385_400_0.15_0.85.txt</text:p>
          </table:table-cell>
          <table:table-cell office:value-type="float" office:value="8013" calcext:value-type="float">
            <text:p>8013</text:p>
          </table:table-cell>
          <table:table-cell office:value-type="float" office:value="5.908301" calcext:value-type="float">
            <text:p>5.908301</text:p>
          </table:table-cell>
          <table:table-cell office:value-type="float" office:value="89491.008944" calcext:value-type="float">
            <text:p>89491.008944</text:p>
          </table:table-cell>
          <table:table-cell office:value-type="float" office:value="3103" calcext:value-type="float">
            <text:p>3103</text:p>
          </table:table-cell>
          <table:table-cell office:value-type="float" office:value="27.840158" calcext:value-type="float">
            <text:p>27.840158</text:p>
          </table:table-cell>
          <table:table-cell office:value-type="float" office:value="89491.008944" calcext:value-type="float">
            <text:p>89491.0089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.83" calcext:value-type="float">
            <text:p>5.83</text:p>
          </table:table-cell>
          <table:table-cell office:value-type="float" office:value="5.97" calcext:value-type="float">
            <text:p>5.97</text:p>
          </table:table-cell>
          <table:table-cell office:value-type="float" office:value="36675118" calcext:value-type="float">
            <text:p>36675118</text:p>
          </table:table-cell>
          <table:table-cell office:value-type="float" office:value="785" calcext:value-type="float">
            <text:p>7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stsol in 1</text:p>
          </table:table-cell>
          <table:table-cell office:value-type="float" office:value="5.83" calcext:value-type="float">
            <text:p>5.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los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gulosa</text:p>
          </table:table-cell>
          <table:table-cell office:value-type="string" calcext:value-type="string">
            <text:p>gulosa-raiz.config</text:p>
          </table:table-cell>
        </table:table-row>
        <table:table-row table:style-name="ro1">
          <table:table-cell office:value-type="string" calcext:value-type="string">
            <text:p>data/sukp_400_385_0.10_0.75.txt</text:p>
          </table:table-cell>
          <table:table-cell office:value-type="float" office:value="6793" calcext:value-type="float">
            <text:p>6793</text:p>
          </table:table-cell>
          <table:table-cell office:value-type="float" office:value="3.505387" calcext:value-type="float">
            <text:p>3.505387</text:p>
          </table:table-cell>
          <table:table-cell office:value-type="float" office:value="82243.037119" calcext:value-type="float">
            <text:p>82243.037119</text:p>
          </table:table-cell>
          <table:table-cell office:value-type="float" office:value="4167" calcext:value-type="float">
            <text:p>4167</text:p>
          </table:table-cell>
          <table:table-cell office:value-type="float" office:value="18.73675" calcext:value-type="float">
            <text:p>18.73675</text:p>
          </table:table-cell>
          <table:table-cell office:value-type="float" office:value="82243.037119" calcext:value-type="float">
            <text:p>82243.0371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46" calcext:value-type="float">
            <text:p>3.46</text:p>
          </table:table-cell>
          <table:table-cell office:value-type="float" office:value="3.54" calcext:value-type="float">
            <text:p>3.54</text:p>
          </table:table-cell>
          <table:table-cell office:value-type="float" office:value="25472770" calcext:value-type="float">
            <text:p>25472770</text:p>
          </table:table-cell>
          <table:table-cell office:value-type="float" office:value="785" calcext:value-type="float">
            <text:p>7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stsol in 1</text:p>
          </table:table-cell>
          <table:table-cell office:value-type="float" office:value="3.46" calcext:value-type="float">
            <text:p>3.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los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gulosa</text:p>
          </table:table-cell>
          <table:table-cell office:value-type="string" calcext:value-type="string">
            <text:p>gulosa-raiz.config</text:p>
          </table:table-cell>
        </table:table-row>
        <table:table-row table:style-name="ro1">
          <table:table-cell office:value-type="string" calcext:value-type="string">
            <text:p>data/sukp_400_385_0.15_0.85.txt</text:p>
          </table:table-cell>
          <table:table-cell office:value-type="float" office:value="7898" calcext:value-type="float">
            <text:p>7898</text:p>
          </table:table-cell>
          <table:table-cell office:value-type="float" office:value="6.25622" calcext:value-type="float">
            <text:p>6.25622</text:p>
          </table:table-cell>
          <table:table-cell office:value-type="float" office:value="94721.294786" calcext:value-type="float">
            <text:p>94721.294786</text:p>
          </table:table-cell>
          <table:table-cell office:value-type="float" office:value="2669" calcext:value-type="float">
            <text:p>2669</text:p>
          </table:table-cell>
          <table:table-cell office:value-type="float" office:value="34.489432" calcext:value-type="float">
            <text:p>34.489432</text:p>
          </table:table-cell>
          <table:table-cell office:value-type="float" office:value="94721.294786" calcext:value-type="float">
            <text:p>94721.29478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.18" calcext:value-type="float">
            <text:p>6.18</text:p>
          </table:table-cell>
          <table:table-cell office:value-type="float" office:value="6.3" calcext:value-type="float">
            <text:p>6.3</text:p>
          </table:table-cell>
          <table:table-cell office:value-type="float" office:value="37187462" calcext:value-type="float">
            <text:p>37187462</text:p>
          </table:table-cell>
          <table:table-cell office:value-type="float" office:value="785" calcext:value-type="float">
            <text:p>7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stsol in 1</text:p>
          </table:table-cell>
          <table:table-cell office:value-type="float" office:value="6.18" calcext:value-type="float">
            <text:p>6.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los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gulosa</text:p>
          </table:table-cell>
          <table:table-cell office:value-type="string" calcext:value-type="string">
            <text:p>gulosa-raiz.config</text:p>
          </table:table-cell>
        </table:table-row>
        <table:table-row table:style-name="ro1">
          <table:table-cell office:value-type="string" calcext:value-type="string">
            <text:p>data/sukp_400_400_0.10_0.75.txt</text:p>
          </table:table-cell>
          <table:table-cell office:value-type="float" office:value="6924" calcext:value-type="float">
            <text:p>6924</text:p>
          </table:table-cell>
          <table:table-cell office:value-type="float" office:value="3.683425" calcext:value-type="float">
            <text:p>3.683425</text:p>
          </table:table-cell>
          <table:table-cell office:value-type="float" office:value="83049.666536" calcext:value-type="float">
            <text:p>83049.666536</text:p>
          </table:table-cell>
          <table:table-cell office:value-type="float" office:value="4309" calcext:value-type="float">
            <text:p>4309</text:p>
          </table:table-cell>
          <table:table-cell office:value-type="float" office:value="18.273536" calcext:value-type="float">
            <text:p>18.273536</text:p>
          </table:table-cell>
          <table:table-cell office:value-type="float" office:value="83049.666536" calcext:value-type="float">
            <text:p>83049.666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62" calcext:value-type="float">
            <text:p>3.62</text:p>
          </table:table-cell>
          <table:table-cell office:value-type="float" office:value="3.73" calcext:value-type="float">
            <text:p>3.73</text:p>
          </table:table-cell>
          <table:table-cell office:value-type="float" office:value="26426546" calcext:value-type="float">
            <text:p>26426546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stsol in 1</text:p>
          </table:table-cell>
          <table:table-cell office:value-type="float" office:value="3.62" calcext:value-type="float">
            <text:p>3.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los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gulosa</text:p>
          </table:table-cell>
          <table:table-cell office:value-type="string" calcext:value-type="string">
            <text:p>gulosa-raiz.config</text:p>
          </table:table-cell>
        </table:table-row>
        <table:table-row table:style-name="ro1">
          <table:table-cell office:value-type="string" calcext:value-type="string">
            <text:p>data/sukp_400_400_0.15_0.85.txt</text:p>
          </table:table-cell>
          <table:table-cell office:value-type="float" office:value="8372" calcext:value-type="float">
            <text:p>8372</text:p>
          </table:table-cell>
          <table:table-cell office:value-type="float" office:value="6.686299" calcext:value-type="float">
            <text:p>6.686299</text:p>
          </table:table-cell>
          <table:table-cell office:value-type="float" office:value="93743.78797" calcext:value-type="float">
            <text:p>93743.78797</text:p>
          </table:table-cell>
          <table:table-cell office:value-type="float" office:value="3484" calcext:value-type="float">
            <text:p>3484</text:p>
          </table:table-cell>
          <table:table-cell office:value-type="float" office:value="25.906943" calcext:value-type="float">
            <text:p>25.906943</text:p>
          </table:table-cell>
          <table:table-cell office:value-type="float" office:value="93743.78797" calcext:value-type="float">
            <text:p>93743.787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.61" calcext:value-type="float">
            <text:p>6.61</text:p>
          </table:table-cell>
          <table:table-cell office:value-type="float" office:value="6.74" calcext:value-type="float">
            <text:p>6.74</text:p>
          </table:table-cell>
          <table:table-cell office:value-type="float" office:value="37866230" calcext:value-type="float">
            <text:p>37866230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stsol in 1</text:p>
          </table:table-cell>
          <table:table-cell office:value-type="float" office:value="6.6" calcext:value-type="float">
            <text:p>6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losa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gulosa</text:p>
          </table:table-cell>
          <table:table-cell office:value-type="string" calcext:value-type="string">
            <text:p>gulosa-raiz.config</text:p>
          </table:table-cell>
        </table:table-row>
        <table:table-row table:style-name="ro1">
          <table:table-cell office:value-type="string" calcext:value-type="string">
            <text:p>data/sukp_485_500_0.10_0.75.txt</text:p>
          </table:table-cell>
          <table:table-cell office:value-type="float" office:value="10225" calcext:value-type="float">
            <text:p>10225</text:p>
          </table:table-cell>
          <table:table-cell office:value-type="float" office:value="8.845727" calcext:value-type="float">
            <text:p>8.845727</text:p>
          </table:table-cell>
          <table:table-cell office:value-type="float" office:value="100557.347874" calcext:value-type="float">
            <text:p>100557.347874</text:p>
          </table:table-cell>
          <table:table-cell office:value-type="float" office:value="3368" calcext:value-type="float">
            <text:p>3368</text:p>
          </table:table-cell>
          <table:table-cell office:value-type="float" office:value="28.856695" calcext:value-type="float">
            <text:p>28.856695</text:p>
          </table:table-cell>
          <table:table-cell office:value-type="float" office:value="100557.347874" calcext:value-type="float">
            <text:p>100557.3478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.73" calcext:value-type="float">
            <text:p>8.73</text:p>
          </table:table-cell>
          <table:table-cell office:value-type="float" office:value="8.85" calcext:value-type="float">
            <text:p>8.85</text:p>
          </table:table-cell>
          <table:table-cell office:value-type="float" office:value="39511988" calcext:value-type="float">
            <text:p>39511988</text:p>
          </table:table-cell>
          <table:table-cell office:value-type="float" office:value="985" calcext:value-type="float">
            <text:p>9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stsol in 1</text:p>
          </table:table-cell>
          <table:table-cell office:value-type="float" office:value="8.72" calcext:value-type="float">
            <text:p>8.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losa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gulosa</text:p>
          </table:table-cell>
          <table:table-cell office:value-type="string" calcext:value-type="string">
            <text:p>gulosa-raiz.config</text:p>
          </table:table-cell>
        </table:table-row>
        <table:table-row table:style-name="ro1">
          <table:table-cell office:value-type="string" calcext:value-type="string">
            <text:p>data/sukp_485_500_0.15_0.85.txt</text:p>
          </table:table-cell>
          <table:table-cell office:value-type="float" office:value="10591" calcext:value-type="float">
            <text:p>10591</text:p>
          </table:table-cell>
          <table:table-cell office:value-type="float" office:value="14.594318" calcext:value-type="float">
            <text:p>14.594318</text:p>
          </table:table-cell>
          <table:table-cell office:value-type="float" office:value="112897.85" calcext:value-type="float">
            <text:p>112897.85</text:p>
          </table:table-cell>
          <table:table-cell office:value-type="float" office:value="4079" calcext:value-type="float">
            <text:p>4079</text:p>
          </table:table-cell>
          <table:table-cell office:value-type="float" office:value="26.677825" calcext:value-type="float">
            <text:p>26.677825</text:p>
          </table:table-cell>
          <table:table-cell office:value-type="float" office:value="112897.85" calcext:value-type="float">
            <text:p>112897.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.35" calcext:value-type="float">
            <text:p>14.35</text:p>
          </table:table-cell>
          <table:table-cell office:value-type="float" office:value="14.52" calcext:value-type="float">
            <text:p>14.52</text:p>
          </table:table-cell>
          <table:table-cell office:value-type="float" office:value="57817507" calcext:value-type="float">
            <text:p>57817507</text:p>
          </table:table-cell>
          <table:table-cell office:value-type="float" office:value="985" calcext:value-type="float">
            <text:p>9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stsol in 1</text:p>
          </table:table-cell>
          <table:table-cell office:value-type="float" office:value="14.34" calcext:value-type="float">
            <text:p>14.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los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gulosa</text:p>
          </table:table-cell>
          <table:table-cell office:value-type="string" calcext:value-type="string">
            <text:p>gulosa-raiz.config</text:p>
          </table:table-cell>
        </table:table-row>
        <table:table-row table:style-name="ro1">
          <table:table-cell office:value-type="string" calcext:value-type="string">
            <text:p>data/sukp_500_485_0.10_0.75.txt</text:p>
          </table:table-cell>
          <table:table-cell office:value-type="float" office:value="10372" calcext:value-type="float">
            <text:p>10372</text:p>
          </table:table-cell>
          <table:table-cell office:value-type="float" office:value="8.900548" calcext:value-type="float">
            <text:p>8.900548</text:p>
          </table:table-cell>
          <table:table-cell office:value-type="float" office:value="102630.224583" calcext:value-type="float">
            <text:p>102630.224583</text:p>
          </table:table-cell>
          <table:table-cell office:value-type="float" office:value="3959" calcext:value-type="float">
            <text:p>3959</text:p>
          </table:table-cell>
          <table:table-cell office:value-type="float" office:value="24.92327" calcext:value-type="float">
            <text:p>24.92327</text:p>
          </table:table-cell>
          <table:table-cell office:value-type="float" office:value="102630.224583" calcext:value-type="float">
            <text:p>102630.22458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.74" calcext:value-type="float">
            <text:p>8.74</text:p>
          </table:table-cell>
          <table:table-cell office:value-type="float" office:value="8.89" calcext:value-type="float">
            <text:p>8.89</text:p>
          </table:table-cell>
          <table:table-cell office:value-type="float" office:value="39056284" calcext:value-type="float">
            <text:p>39056284</text:p>
          </table:table-cell>
          <table:table-cell office:value-type="float" office:value="985" calcext:value-type="float">
            <text:p>9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stsol in 1</text:p>
          </table:table-cell>
          <table:table-cell office:value-type="float" office:value="8.74" calcext:value-type="float">
            <text:p>8.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los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gulosa</text:p>
          </table:table-cell>
          <table:table-cell office:value-type="string" calcext:value-type="string">
            <text:p>gulosa-raiz.config</text:p>
          </table:table-cell>
        </table:table-row>
        <table:table-row table:style-name="ro1">
          <table:table-cell office:value-type="string" calcext:value-type="string">
            <text:p>data/sukp_500_485_0.15_0.85.txt</text:p>
          </table:table-cell>
          <table:table-cell office:value-type="float" office:value="10458" calcext:value-type="float">
            <text:p>10458</text:p>
          </table:table-cell>
          <table:table-cell office:value-type="float" office:value="15.762037" calcext:value-type="float">
            <text:p>15.762037</text:p>
          </table:table-cell>
          <table:table-cell office:value-type="float" office:value="115649.043025" calcext:value-type="float">
            <text:p>115649.043025</text:p>
          </table:table-cell>
          <table:table-cell office:value-type="float" office:value="3075" calcext:value-type="float">
            <text:p>3075</text:p>
          </table:table-cell>
          <table:table-cell office:value-type="float" office:value="36.609445" calcext:value-type="float">
            <text:p>36.609445</text:p>
          </table:table-cell>
          <table:table-cell office:value-type="float" office:value="115649.043025" calcext:value-type="float">
            <text:p>115649.0430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.87" calcext:value-type="float">
            <text:p>14.87</text:p>
          </table:table-cell>
          <table:table-cell office:value-type="float" office:value="15.04" calcext:value-type="float">
            <text:p>15.04</text:p>
          </table:table-cell>
          <table:table-cell office:value-type="float" office:value="57774803" calcext:value-type="float">
            <text:p>57774803</text:p>
          </table:table-cell>
          <table:table-cell office:value-type="float" office:value="985" calcext:value-type="float">
            <text:p>9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stsol in 1</text:p>
          </table:table-cell>
          <table:table-cell office:value-type="float" office:value="14.85" calcext:value-type="float">
            <text:p>14.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losa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gulosa</text:p>
          </table:table-cell>
          <table:table-cell office:value-type="string" calcext:value-type="string">
            <text:p>gulosa-raiz.config</text:p>
          </table:table-cell>
        </table:table-row>
        <table:table-row table:style-name="ro1">
          <table:table-cell office:value-type="string" calcext:value-type="string">
            <text:p>data/sukp_500_500_0.10_0.75.txt</text:p>
          </table:table-cell>
          <table:table-cell office:value-type="float" office:value="10398" calcext:value-type="float">
            <text:p>10398</text:p>
          </table:table-cell>
          <table:table-cell office:value-type="float" office:value="10.0784" calcext:value-type="float">
            <text:p>10.0784</text:p>
          </table:table-cell>
          <table:table-cell office:value-type="float" office:value="100439.607056" calcext:value-type="float">
            <text:p>100439.607056</text:p>
          </table:table-cell>
          <table:table-cell office:value-type="float" office:value="3782" calcext:value-type="float">
            <text:p>3782</text:p>
          </table:table-cell>
          <table:table-cell office:value-type="float" office:value="25.557273" calcext:value-type="float">
            <text:p>25.557273</text:p>
          </table:table-cell>
          <table:table-cell office:value-type="float" office:value="100439.607056" calcext:value-type="float">
            <text:p>100439.6070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.88" calcext:value-type="float">
            <text:p>9.88</text:p>
          </table:table-cell>
          <table:table-cell office:value-type="float" office:value="10.05" calcext:value-type="float">
            <text:p>10.05</text:p>
          </table:table-cell>
          <table:table-cell office:value-type="float" office:value="40209532" calcext:value-type="float">
            <text:p>40209532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stsol in 1</text:p>
          </table:table-cell>
          <table:table-cell office:value-type="float" office:value="9.87" calcext:value-type="float">
            <text:p>9.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losa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gulosa</text:p>
          </table:table-cell>
          <table:table-cell office:value-type="string" calcext:value-type="string">
            <text:p>gulosa-raiz.config</text:p>
          </table:table-cell>
        </table:table-row>
        <table:table-row table:style-name="ro1">
          <table:table-cell office:value-type="string" calcext:value-type="string">
            <text:p>data/sukp_500_500_0.15_0.85.txt</text:p>
          </table:table-cell>
          <table:table-cell office:value-type="float" office:value="10689" calcext:value-type="float">
            <text:p>10689</text:p>
          </table:table-cell>
          <table:table-cell office:value-type="float" office:value="15.4526" calcext:value-type="float">
            <text:p>15.4526</text:p>
          </table:table-cell>
          <table:table-cell office:value-type="float" office:value="116035.97152" calcext:value-type="float">
            <text:p>116035.97152</text:p>
          </table:table-cell>
          <table:table-cell office:value-type="float" office:value="3184" calcext:value-type="float">
            <text:p>3184</text:p>
          </table:table-cell>
          <table:table-cell office:value-type="float" office:value="35.443458" calcext:value-type="float">
            <text:p>35.443458</text:p>
          </table:table-cell>
          <table:table-cell office:value-type="float" office:value="116035.97152" calcext:value-type="float">
            <text:p>116035.971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.2" calcext:value-type="float">
            <text:p>15.2</text:p>
          </table:table-cell>
          <table:table-cell office:value-type="float" office:value="15.35" calcext:value-type="float">
            <text:p>15.35</text:p>
          </table:table-cell>
          <table:table-cell office:value-type="float" office:value="59068611" calcext:value-type="float">
            <text:p>59068611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stsol in 1</text:p>
          </table:table-cell>
          <table:table-cell office:value-type="float" office:value="15.18" calcext:value-type="float">
            <text:p>15.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losa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gulosa</text:p>
          </table:table-cell>
          <table:table-cell office:value-type="string" calcext:value-type="string">
            <text:p>gulosa-raiz.config</text:p>
          </table:table-cell>
        </table:table-row>
        <table:table-row table:style-name="ro1">
          <table:table-cell office:value-type="string" calcext:value-type="string">
            <text:p>data/sukp_85_100_0.10_0.75.txt</text:p>
          </table:table-cell>
          <table:table-cell office:value-type="float" office:value="524" calcext:value-type="float">
            <text:p>524</text:p>
          </table:table-cell>
          <table:table-cell office:value-type="float" office:value="0.027508" calcext:value-type="float">
            <text:p>0.027508</text:p>
          </table:table-cell>
          <table:table-cell office:value-type="float" office:value="18022.890216" calcext:value-type="float">
            <text:p>18022.890216</text:p>
          </table:table-cell>
          <table:table-cell office:value-type="float" office:value="5632" calcext:value-type="float">
            <text:p>5632</text:p>
          </table:table-cell>
          <table:table-cell office:value-type="float" office:value="2.200087" calcext:value-type="float">
            <text:p>2.200087</text:p>
          </table:table-cell>
          <table:table-cell office:value-type="float" office:value="18022.890216" calcext:value-type="float">
            <text:p>18022.8902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1823476" calcext:value-type="float">
            <text:p>1823476</text:p>
          </table:table-cell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stsol in 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los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gulosa</text:p>
          </table:table-cell>
          <table:table-cell office:value-type="string" calcext:value-type="string">
            <text:p>gulosa-raiz.config</text:p>
          </table:table-cell>
        </table:table-row>
        <table:table-row table:style-name="ro1">
          <table:table-cell office:value-type="string" calcext:value-type="string">
            <text:p>data/sukp_85_100_0.15_0.85.txt</text:p>
          </table:table-cell>
          <table:table-cell office:value-type="float" office:value="568" calcext:value-type="float">
            <text:p>568</text:p>
          </table:table-cell>
          <table:table-cell office:value-type="float" office:value="0.035686" calcext:value-type="float">
            <text:p>0.035686</text:p>
          </table:table-cell>
          <table:table-cell office:value-type="float" office:value="20196.419357" calcext:value-type="float">
            <text:p>20196.419357</text:p>
          </table:table-cell>
          <table:table-cell office:value-type="float" office:value="5193" calcext:value-type="float">
            <text:p>5193</text:p>
          </table:table-cell>
          <table:table-cell office:value-type="float" office:value="2.889162" calcext:value-type="float">
            <text:p>2.889162</text:p>
          </table:table-cell>
          <table:table-cell office:value-type="float" office:value="20196.419357" calcext:value-type="float">
            <text:p>20196.41935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  <table:table-cell office:value-type="float" office:value="2492401" calcext:value-type="float">
            <text:p>2492401</text:p>
          </table:table-cell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stsol in 1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los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gulosa</text:p>
          </table:table-cell>
          <table:table-cell office:value-type="string" calcext:value-type="string">
            <text:p>gulosa-raiz.config</text:p>
          </table:table-cell>
        </table:table-row>
      </table:table>
      <table:table table:name="aleatoria-raiz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7" table:default-cell-style-name="Default"/>
        <table:table-column table:style-name="co6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6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nome</text:p>
          </table:table-cell>
          <table:table-cell/>
          <table:table-cell office:value-type="string" calcext:value-type="string">
            <text:p>tempo</text:p>
          </table:table-cell>
          <table:table-cell office:value-type="string" calcext:value-type="string">
            <text:p>superior</text:p>
          </table:table-cell>
          <table:table-cell office:value-type="string" calcext:value-type="string">
            <text:p>heur</text:p>
          </table:table-cell>
          <table:table-cell office:value-type="string" calcext:value-type="string">
            <text:p>ga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/sukp_100_100_0.10_0.75.txt</text:p>
          </table:table-cell>
          <table:table-cell office:value-type="float" office:value="604" calcext:value-type="float">
            <text:p>604</text:p>
          </table:table-cell>
          <table:table-cell office:value-type="float" office:value="0.044196" calcext:value-type="float">
            <text:p>0.044196</text:p>
          </table:table-cell>
          <table:table-cell office:value-type="float" office:value="22653.736118" calcext:value-type="float">
            <text:p>22653.736118</text:p>
          </table:table-cell>
          <table:table-cell office:value-type="float" office:value="8086" calcext:value-type="float">
            <text:p>8086</text:p>
          </table:table-cell>
          <table:table-cell office:value-type="float" office:value="1.8016" calcext:value-type="float">
            <text:p>1.8016</text:p>
          </table:table-cell>
          <table:table-cell office:value-type="float" office:value="22653.736118" calcext:value-type="float">
            <text:p>22653.7361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2126513" calcext:value-type="float">
            <text:p>2126513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stsol in 1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eatori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leatoria</text:p>
          </table:table-cell>
          <table:table-cell office:value-type="string" calcext:value-type="string">
            <text:p>aleatoria-raiz.config</text:p>
          </table:table-cell>
        </table:table-row>
        <table:table-row table:style-name="ro1">
          <table:table-cell office:value-type="string" calcext:value-type="string">
            <text:p>data/sukp_100_100_0.15_0.85.txt</text:p>
          </table:table-cell>
          <table:table-cell office:value-type="float" office:value="696" calcext:value-type="float">
            <text:p>696</text:p>
          </table:table-cell>
          <table:table-cell office:value-type="float" office:value="0.045564" calcext:value-type="float">
            <text:p>0.045564</text:p>
          </table:table-cell>
          <table:table-cell office:value-type="float" office:value="24812.220183" calcext:value-type="float">
            <text:p>24812.220183</text:p>
          </table:table-cell>
          <table:table-cell office:value-type="float" office:value="8237" calcext:value-type="float">
            <text:p>8237</text:p>
          </table:table-cell>
          <table:table-cell office:value-type="float" office:value="2.012288" calcext:value-type="float">
            <text:p>2.012288</text:p>
          </table:table-cell>
          <table:table-cell office:value-type="float" office:value="24812.220183" calcext:value-type="float">
            <text:p>24812.22018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2881035" calcext:value-type="float">
            <text:p>2881035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stsol in 1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eatori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leatoria</text:p>
          </table:table-cell>
          <table:table-cell office:value-type="string" calcext:value-type="string">
            <text:p>aleatoria-raiz.config</text:p>
          </table:table-cell>
        </table:table-row>
        <table:table-row table:style-name="ro1">
          <table:table-cell office:value-type="string" calcext:value-type="string">
            <text:p>data/sukp_100_85_0.10_0.75.txt</text:p>
          </table:table-cell>
          <table:table-cell office:value-type="float" office:value="530" calcext:value-type="float">
            <text:p>530</text:p>
          </table:table-cell>
          <table:table-cell office:value-type="float" office:value="0.028579" calcext:value-type="float">
            <text:p>0.028579</text:p>
          </table:table-cell>
          <table:table-cell office:value-type="float" office:value="20148.75" calcext:value-type="float">
            <text:p>20148.75</text:p>
          </table:table-cell>
          <table:table-cell office:value-type="float" office:value="7540" calcext:value-type="float">
            <text:p>7540</text:p>
          </table:table-cell>
          <table:table-cell office:value-type="float" office:value="1.672248" calcext:value-type="float">
            <text:p>1.672248</text:p>
          </table:table-cell>
          <table:table-cell office:value-type="float" office:value="20148.75" calcext:value-type="float">
            <text:p>20148.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1856172" calcext:value-type="float">
            <text:p>1856172</text:p>
          </table:table-cell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stsol in 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eatoria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leatoria</text:p>
          </table:table-cell>
          <table:table-cell office:value-type="string" calcext:value-type="string">
            <text:p>aleatoria-raiz.config</text:p>
          </table:table-cell>
        </table:table-row>
        <table:table-row table:style-name="ro1">
          <table:table-cell office:value-type="string" calcext:value-type="string">
            <text:p>data/sukp_100_85_0.15_0.85.txt</text:p>
          </table:table-cell>
          <table:table-cell office:value-type="float" office:value="624" calcext:value-type="float">
            <text:p>624</text:p>
          </table:table-cell>
          <table:table-cell office:value-type="float" office:value="0.03984" calcext:value-type="float">
            <text:p>0.03984</text:p>
          </table:table-cell>
          <table:table-cell office:value-type="float" office:value="24641.710175" calcext:value-type="float">
            <text:p>24641.710175</text:p>
          </table:table-cell>
          <table:table-cell office:value-type="float" office:value="6268" calcext:value-type="float">
            <text:p>6268</text:p>
          </table:table-cell>
          <table:table-cell office:value-type="float" office:value="2.931351" calcext:value-type="float">
            <text:p>2.931351</text:p>
          </table:table-cell>
          <table:table-cell office:value-type="float" office:value="24641.710175" calcext:value-type="float">
            <text:p>24641.7101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2533938" calcext:value-type="float">
            <text:p>2533938</text:p>
          </table:table-cell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stsol in 1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eatori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leatoria</text:p>
          </table:table-cell>
          <table:table-cell office:value-type="string" calcext:value-type="string">
            <text:p>aleatoria-raiz.config</text:p>
          </table:table-cell>
        </table:table-row>
        <table:table-row table:style-name="ro1">
          <table:table-cell office:value-type="string" calcext:value-type="string">
            <text:p>data/sukp_185_200_0.10_0.75.txt</text:p>
          </table:table-cell>
          <table:table-cell office:value-type="float" office:value="1959" calcext:value-type="float">
            <text:p>1959</text:p>
          </table:table-cell>
          <table:table-cell office:value-type="float" office:value="0.227333" calcext:value-type="float">
            <text:p>0.227333</text:p>
          </table:table-cell>
          <table:table-cell office:value-type="float" office:value="37330.515292" calcext:value-type="float">
            <text:p>37330.515292</text:p>
          </table:table-cell>
          <table:table-cell office:value-type="float" office:value="4481" calcext:value-type="float">
            <text:p>4481</text:p>
          </table:table-cell>
          <table:table-cell office:value-type="float" office:value="7.330845" calcext:value-type="float">
            <text:p>7.330845</text:p>
          </table:table-cell>
          <table:table-cell office:value-type="float" office:value="37330.515292" calcext:value-type="float">
            <text:p>37330.5152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1" calcext:value-type="float">
            <text:p>0.21</text:p>
          </table:table-cell>
          <table:table-cell office:value-type="float" office:value="0.25" calcext:value-type="float">
            <text:p>0.25</text:p>
          </table:table-cell>
          <table:table-cell office:value-type="float" office:value="6567888" calcext:value-type="float">
            <text:p>6567888</text:p>
          </table:table-cell>
          <table:table-cell office:value-type="float" office:value="385" calcext:value-type="float">
            <text:p>3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stsol in 1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eatori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leatoria</text:p>
          </table:table-cell>
          <table:table-cell office:value-type="string" calcext:value-type="string">
            <text:p>aleatoria-raiz.config</text:p>
          </table:table-cell>
        </table:table-row>
        <table:table-row table:style-name="ro1">
          <table:table-cell office:value-type="string" calcext:value-type="string">
            <text:p>data/sukp_185_200_0.15_0.85.txt</text:p>
          </table:table-cell>
          <table:table-cell office:value-type="float" office:value="2354" calcext:value-type="float">
            <text:p>2354</text:p>
          </table:table-cell>
          <table:table-cell office:value-type="float" office:value="0.389737" calcext:value-type="float">
            <text:p>0.389737</text:p>
          </table:table-cell>
          <table:table-cell office:value-type="float" office:value="39334.542033" calcext:value-type="float">
            <text:p>39334.542033</text:p>
          </table:table-cell>
          <table:table-cell office:value-type="float" office:value="4601" calcext:value-type="float">
            <text:p>4601</text:p>
          </table:table-cell>
          <table:table-cell office:value-type="float" office:value="7.549129" calcext:value-type="float">
            <text:p>7.549129</text:p>
          </table:table-cell>
          <table:table-cell office:value-type="float" office:value="39334.542033" calcext:value-type="float">
            <text:p>39334.5420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7" calcext:value-type="float">
            <text:p>0.37</text:p>
          </table:table-cell>
          <table:table-cell office:value-type="float" office:value="0.42" calcext:value-type="float">
            <text:p>0.42</text:p>
          </table:table-cell>
          <table:table-cell office:value-type="float" office:value="9501680" calcext:value-type="float">
            <text:p>9501680</text:p>
          </table:table-cell>
          <table:table-cell office:value-type="float" office:value="385" calcext:value-type="float">
            <text:p>3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stsol in 1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eatori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leatoria</text:p>
          </table:table-cell>
          <table:table-cell office:value-type="string" calcext:value-type="string">
            <text:p>aleatoria-raiz.config</text:p>
          </table:table-cell>
        </table:table-row>
        <table:table-row table:style-name="ro1">
          <table:table-cell office:value-type="string" calcext:value-type="string">
            <text:p>data/sukp_200_185_0.10_0.75.txt</text:p>
          </table:table-cell>
          <table:table-cell office:value-type="float" office:value="2000" calcext:value-type="float">
            <text:p>2000</text:p>
          </table:table-cell>
          <table:table-cell office:value-type="float" office:value="0.244284" calcext:value-type="float">
            <text:p>0.244284</text:p>
          </table:table-cell>
          <table:table-cell office:value-type="float" office:value="39379.705126" calcext:value-type="float">
            <text:p>39379.705126</text:p>
          </table:table-cell>
          <table:table-cell office:value-type="float" office:value="4135" calcext:value-type="float">
            <text:p>4135</text:p>
          </table:table-cell>
          <table:table-cell office:value-type="float" office:value="8.523508" calcext:value-type="float">
            <text:p>8.523508</text:p>
          </table:table-cell>
          <table:table-cell office:value-type="float" office:value="39379.705126" calcext:value-type="float">
            <text:p>39379.7051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2" calcext:value-type="float">
            <text:p>0.22</text:p>
          </table:table-cell>
          <table:table-cell office:value-type="float" office:value="0.25" calcext:value-type="float">
            <text:p>0.25</text:p>
          </table:table-cell>
          <table:table-cell office:value-type="float" office:value="6465128" calcext:value-type="float">
            <text:p>6465128</text:p>
          </table:table-cell>
          <table:table-cell office:value-type="float" office:value="385" calcext:value-type="float">
            <text:p>3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stsol in 1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eatori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leatoria</text:p>
          </table:table-cell>
          <table:table-cell office:value-type="string" calcext:value-type="string">
            <text:p>aleatoria-raiz.config</text:p>
          </table:table-cell>
        </table:table-row>
        <table:table-row table:style-name="ro1">
          <table:table-cell office:value-type="string" calcext:value-type="string">
            <text:p>data/sukp_200_185_0.15_0.85.txt</text:p>
          </table:table-cell>
          <table:table-cell office:value-type="float" office:value="2301" calcext:value-type="float">
            <text:p>2301</text:p>
          </table:table-cell>
          <table:table-cell office:value-type="float" office:value="0.364224" calcext:value-type="float">
            <text:p>0.364224</text:p>
          </table:table-cell>
          <table:table-cell office:value-type="float" office:value="45969.522017" calcext:value-type="float">
            <text:p>45969.522017</text:p>
          </table:table-cell>
          <table:table-cell office:value-type="float" office:value="5667" calcext:value-type="float">
            <text:p>5667</text:p>
          </table:table-cell>
          <table:table-cell office:value-type="float" office:value="7.111791" calcext:value-type="float">
            <text:p>7.111791</text:p>
          </table:table-cell>
          <table:table-cell office:value-type="float" office:value="45969.522017" calcext:value-type="float">
            <text:p>45969.5220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.35</text:p>
          </table:table-cell>
          <table:table-cell office:value-type="float" office:value="0.39" calcext:value-type="float">
            <text:p>0.39</text:p>
          </table:table-cell>
          <table:table-cell office:value-type="float" office:value="9434532" calcext:value-type="float">
            <text:p>9434532</text:p>
          </table:table-cell>
          <table:table-cell office:value-type="float" office:value="385" calcext:value-type="float">
            <text:p>3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stsol in 1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eatoria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leatoria</text:p>
          </table:table-cell>
          <table:table-cell office:value-type="string" calcext:value-type="string">
            <text:p>aleatoria-raiz.config</text:p>
          </table:table-cell>
        </table:table-row>
        <table:table-row table:style-name="ro1">
          <table:table-cell office:value-type="string" calcext:value-type="string">
            <text:p>data/sukp_200_200_0.10_0.75.txt</text:p>
          </table:table-cell>
          <table:table-cell office:value-type="float" office:value="1989" calcext:value-type="float">
            <text:p>1989</text:p>
          </table:table-cell>
          <table:table-cell office:value-type="float" office:value="0.269265" calcext:value-type="float">
            <text:p>0.269265</text:p>
          </table:table-cell>
          <table:table-cell office:value-type="float" office:value="42474.671388" calcext:value-type="float">
            <text:p>42474.671388</text:p>
          </table:table-cell>
          <table:table-cell office:value-type="float" office:value="3127" calcext:value-type="float">
            <text:p>3127</text:p>
          </table:table-cell>
          <table:table-cell office:value-type="float" office:value="12.583202" calcext:value-type="float">
            <text:p>12.583202</text:p>
          </table:table-cell>
          <table:table-cell office:value-type="float" office:value="42474.671388" calcext:value-type="float">
            <text:p>42474.67138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6" calcext:value-type="float">
            <text:p>0.26</text:p>
          </table:table-cell>
          <table:table-cell office:value-type="float" office:value="0.31" calcext:value-type="float">
            <text:p>0.31</text:p>
          </table:table-cell>
          <table:table-cell office:value-type="float" office:value="7244200" calcext:value-type="float">
            <text:p>7244200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stsol in 1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eatori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leatoria</text:p>
          </table:table-cell>
          <table:table-cell office:value-type="string" calcext:value-type="string">
            <text:p>aleatoria-raiz.config</text:p>
          </table:table-cell>
        </table:table-row>
        <table:table-row table:style-name="ro1">
          <table:table-cell office:value-type="string" calcext:value-type="string">
            <text:p>data/sukp_200_200_0.15_0.85.txt</text:p>
          </table:table-cell>
          <table:table-cell office:value-type="float" office:value="2520" calcext:value-type="float">
            <text:p>2520</text:p>
          </table:table-cell>
          <table:table-cell office:value-type="float" office:value="0.447838" calcext:value-type="float">
            <text:p>0.447838</text:p>
          </table:table-cell>
          <table:table-cell office:value-type="float" office:value="47592.556488" calcext:value-type="float">
            <text:p>47592.556488</text:p>
          </table:table-cell>
          <table:table-cell office:value-type="float" office:value="3607" calcext:value-type="float">
            <text:p>3607</text:p>
          </table:table-cell>
          <table:table-cell office:value-type="float" office:value="12.194499" calcext:value-type="float">
            <text:p>12.194499</text:p>
          </table:table-cell>
          <table:table-cell office:value-type="float" office:value="47592.556488" calcext:value-type="float">
            <text:p>47592.55648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42" calcext:value-type="float">
            <text:p>0.42</text:p>
          </table:table-cell>
          <table:table-cell office:value-type="float" office:value="0.45" calcext:value-type="float">
            <text:p>0.45</text:p>
          </table:table-cell>
          <table:table-cell office:value-type="float" office:value="10374777" calcext:value-type="float">
            <text:p>10374777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stsol in 1</text:p>
          </table:table-cell>
          <table:table-cell office:value-type="float" office:value="0.41" calcext:value-type="float">
            <text:p>0.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eatoria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leatoria</text:p>
          </table:table-cell>
          <table:table-cell office:value-type="string" calcext:value-type="string">
            <text:p>aleatoria-raiz.config</text:p>
          </table:table-cell>
        </table:table-row>
        <table:table-row table:style-name="ro1">
          <table:table-cell office:value-type="string" calcext:value-type="string">
            <text:p>data/sukp_285_300_0.10_0.75.txt</text:p>
          </table:table-cell>
          <table:table-cell office:value-type="float" office:value="4258" calcext:value-type="float">
            <text:p>4258</text:p>
          </table:table-cell>
          <table:table-cell office:value-type="float" office:value="1.050049" calcext:value-type="float">
            <text:p>1.050049</text:p>
          </table:table-cell>
          <table:table-cell office:value-type="float" office:value="58015.132089" calcext:value-type="float">
            <text:p>58015.132089</text:p>
          </table:table-cell>
          <table:table-cell office:value-type="float" office:value="5465" calcext:value-type="float">
            <text:p>5465</text:p>
          </table:table-cell>
          <table:table-cell office:value-type="float" office:value="9.615761" calcext:value-type="float">
            <text:p>9.615761</text:p>
          </table:table-cell>
          <table:table-cell office:value-type="float" office:value="58015.132089" calcext:value-type="float">
            <text:p>58015.13208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02" calcext:value-type="float">
            <text:p>1.02</text:p>
          </table:table-cell>
          <table:table-cell office:value-type="float" office:value="1.08" calcext:value-type="float">
            <text:p>1.08</text:p>
          </table:table-cell>
          <table:table-cell office:value-type="float" office:value="14486119" calcext:value-type="float">
            <text:p>14486119</text:p>
          </table:table-cell>
          <table:table-cell office:value-type="float" office:value="585" calcext:value-type="float">
            <text:p>5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stsol in 1</text:p>
          </table:table-cell>
          <table:table-cell office:value-type="float" office:value="1.02" calcext:value-type="float">
            <text:p>1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eatori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leatoria</text:p>
          </table:table-cell>
          <table:table-cell office:value-type="string" calcext:value-type="string">
            <text:p>aleatoria-raiz.config</text:p>
          </table:table-cell>
        </table:table-row>
        <table:table-row table:style-name="ro1">
          <table:table-cell office:value-type="string" calcext:value-type="string">
            <text:p>data/sukp_285_300_0.15_0.85.txt</text:p>
          </table:table-cell>
          <table:table-cell office:value-type="float" office:value="4869" calcext:value-type="float">
            <text:p>4869</text:p>
          </table:table-cell>
          <table:table-cell office:value-type="float" office:value="1.810604" calcext:value-type="float">
            <text:p>1.810604</text:p>
          </table:table-cell>
          <table:table-cell office:value-type="float" office:value="67916.185795" calcext:value-type="float">
            <text:p>67916.185795</text:p>
          </table:table-cell>
          <table:table-cell office:value-type="float" office:value="3044" calcext:value-type="float">
            <text:p>3044</text:p>
          </table:table-cell>
          <table:table-cell office:value-type="float" office:value="21.311493" calcext:value-type="float">
            <text:p>21.311493</text:p>
          </table:table-cell>
          <table:table-cell office:value-type="float" office:value="67916.185795" calcext:value-type="float">
            <text:p>67916.18579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77" calcext:value-type="float">
            <text:p>1.77</text:p>
          </table:table-cell>
          <table:table-cell office:value-type="float" office:value="1.82" calcext:value-type="float">
            <text:p>1.82</text:p>
          </table:table-cell>
          <table:table-cell office:value-type="float" office:value="20845682" calcext:value-type="float">
            <text:p>20845682</text:p>
          </table:table-cell>
          <table:table-cell office:value-type="float" office:value="585" calcext:value-type="float">
            <text:p>5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stsol in 1</text:p>
          </table:table-cell>
          <table:table-cell office:value-type="float" office:value="1.77" calcext:value-type="float">
            <text:p>1.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eatori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leatoria</text:p>
          </table:table-cell>
          <table:table-cell office:value-type="string" calcext:value-type="string">
            <text:p>aleatoria-raiz.config</text:p>
          </table:table-cell>
        </table:table-row>
        <table:table-row table:style-name="ro1">
          <table:table-cell office:value-type="string" calcext:value-type="string">
            <text:p>data/sukp_300_285_0.10_0.75.txt</text:p>
          </table:table-cell>
          <table:table-cell office:value-type="float" office:value="4192" calcext:value-type="float">
            <text:p>4192</text:p>
          </table:table-cell>
          <table:table-cell office:value-type="float" office:value="1.055365" calcext:value-type="float">
            <text:p>1.055365</text:p>
          </table:table-cell>
          <table:table-cell office:value-type="float" office:value="58001.545849" calcext:value-type="float">
            <text:p>58001.545849</text:p>
          </table:table-cell>
          <table:table-cell office:value-type="float" office:value="4678" calcext:value-type="float">
            <text:p>4678</text:p>
          </table:table-cell>
          <table:table-cell office:value-type="float" office:value="11.398791" calcext:value-type="float">
            <text:p>11.398791</text:p>
          </table:table-cell>
          <table:table-cell office:value-type="float" office:value="58001.545849" calcext:value-type="float">
            <text:p>58001.54584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03" calcext:value-type="float">
            <text:p>1.03</text:p>
          </table:table-cell>
          <table:table-cell office:value-type="float" office:value="1.08" calcext:value-type="float">
            <text:p>1.08</text:p>
          </table:table-cell>
          <table:table-cell office:value-type="float" office:value="14551231" calcext:value-type="float">
            <text:p>14551231</text:p>
          </table:table-cell>
          <table:table-cell office:value-type="float" office:value="585" calcext:value-type="float">
            <text:p>5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stsol in 1</text:p>
          </table:table-cell>
          <table:table-cell office:value-type="float" office:value="1.02" calcext:value-type="float">
            <text:p>1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eatoria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leatoria</text:p>
          </table:table-cell>
          <table:table-cell office:value-type="string" calcext:value-type="string">
            <text:p>aleatoria-raiz.config</text:p>
          </table:table-cell>
        </table:table-row>
        <table:table-row table:style-name="ro1">
          <table:table-cell office:value-type="string" calcext:value-type="string">
            <text:p>data/sukp_300_285_0.15_0.85.txt</text:p>
          </table:table-cell>
          <table:table-cell office:value-type="float" office:value="4612" calcext:value-type="float">
            <text:p>4612</text:p>
          </table:table-cell>
          <table:table-cell office:value-type="float" office:value="1.737606" calcext:value-type="float">
            <text:p>1.737606</text:p>
          </table:table-cell>
          <table:table-cell office:value-type="float" office:value="70225.795175" calcext:value-type="float">
            <text:p>70225.795175</text:p>
          </table:table-cell>
          <table:table-cell office:value-type="float" office:value="4070" calcext:value-type="float">
            <text:p>4070</text:p>
          </table:table-cell>
          <table:table-cell office:value-type="float" office:value="16.254495" calcext:value-type="float">
            <text:p>16.254495</text:p>
          </table:table-cell>
          <table:table-cell office:value-type="float" office:value="70225.795175" calcext:value-type="float">
            <text:p>70225.7951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71" calcext:value-type="float">
            <text:p>1.71</text:p>
          </table:table-cell>
          <table:table-cell office:value-type="float" office:value="1.79" calcext:value-type="float">
            <text:p>1.79</text:p>
          </table:table-cell>
          <table:table-cell office:value-type="float" office:value="20727634" calcext:value-type="float">
            <text:p>20727634</text:p>
          </table:table-cell>
          <table:table-cell office:value-type="float" office:value="585" calcext:value-type="float">
            <text:p>5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stsol in 1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eatori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leatoria</text:p>
          </table:table-cell>
          <table:table-cell office:value-type="string" calcext:value-type="string">
            <text:p>aleatoria-raiz.config</text:p>
          </table:table-cell>
        </table:table-row>
        <table:table-row table:style-name="ro1">
          <table:table-cell office:value-type="string" calcext:value-type="string">
            <text:p>data/sukp_300_300_0.10_0.75.txt</text:p>
          </table:table-cell>
          <table:table-cell office:value-type="float" office:value="4074" calcext:value-type="float">
            <text:p>4074</text:p>
          </table:table-cell>
          <table:table-cell office:value-type="float" office:value="1.068102" calcext:value-type="float">
            <text:p>1.068102</text:p>
          </table:table-cell>
          <table:table-cell office:value-type="float" office:value="59076.34282" calcext:value-type="float">
            <text:p>59076.34282</text:p>
          </table:table-cell>
          <table:table-cell office:value-type="float" office:value="4446" calcext:value-type="float">
            <text:p>4446</text:p>
          </table:table-cell>
          <table:table-cell office:value-type="float" office:value="12.287527" calcext:value-type="float">
            <text:p>12.287527</text:p>
          </table:table-cell>
          <table:table-cell office:value-type="float" office:value="59076.34282" calcext:value-type="float">
            <text:p>59076.3428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03" calcext:value-type="float">
            <text:p>1.03</text:p>
          </table:table-cell>
          <table:table-cell office:value-type="float" office:value="1.09" calcext:value-type="float">
            <text:p>1.09</text:p>
          </table:table-cell>
          <table:table-cell office:value-type="float" office:value="14905095" calcext:value-type="float">
            <text:p>14905095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stsol in 1</text:p>
          </table:table-cell>
          <table:table-cell office:value-type="float" office:value="1.03" calcext:value-type="float">
            <text:p>1.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eatori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leatoria</text:p>
          </table:table-cell>
          <table:table-cell office:value-type="string" calcext:value-type="string">
            <text:p>aleatoria-raiz.config</text:p>
          </table:table-cell>
        </table:table-row>
        <table:table-row table:style-name="ro1">
          <table:table-cell office:value-type="string" calcext:value-type="string">
            <text:p>data/sukp_300_300_0.15_0.85.txt</text:p>
          </table:table-cell>
          <table:table-cell office:value-type="float" office:value="4673" calcext:value-type="float">
            <text:p>4673</text:p>
          </table:table-cell>
          <table:table-cell office:value-type="float" office:value="2.032975" calcext:value-type="float">
            <text:p>2.032975</text:p>
          </table:table-cell>
          <table:table-cell office:value-type="float" office:value="67571.787733" calcext:value-type="float">
            <text:p>67571.787733</text:p>
          </table:table-cell>
          <table:table-cell office:value-type="float" office:value="-1E+020" calcext:value-type="float">
            <text:p>-1E+020</text:p>
          </table:table-cell>
          <table:table-cell office:value-type="float" office:value="1E+020" calcext:value-type="float">
            <text:p>1E+020</text:p>
          </table:table-cell>
          <table:table-cell office:value-type="float" office:value="67571.787733" calcext:value-type="float">
            <text:p>67571.7877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08" calcext:value-type="float">
            <text:p>2.08</text:p>
          </table:table-cell>
          <table:table-cell office:value-type="float" office:value="22220111" calcext:value-type="float">
            <text:p>22220111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leatoria</text:p>
          </table:table-cell>
          <table:table-cell office:value-type="string" calcext:value-type="string">
            <text:p>aleatoria-raiz.conf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a/sukp_385_400_0.10_0.75.txt</text:p>
          </table:table-cell>
          <table:table-cell office:value-type="float" office:value="6975" calcext:value-type="float">
            <text:p>6975</text:p>
          </table:table-cell>
          <table:table-cell office:value-type="float" office:value="3.145668" calcext:value-type="float">
            <text:p>3.145668</text:p>
          </table:table-cell>
          <table:table-cell office:value-type="float" office:value="74941.121708" calcext:value-type="float">
            <text:p>74941.121708</text:p>
          </table:table-cell>
          <table:table-cell office:value-type="float" office:value="4202" calcext:value-type="float">
            <text:p>4202</text:p>
          </table:table-cell>
          <table:table-cell office:value-type="float" office:value="16.834632" calcext:value-type="float">
            <text:p>16.834632</text:p>
          </table:table-cell>
          <table:table-cell office:value-type="float" office:value="74941.121708" calcext:value-type="float">
            <text:p>74941.1217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1" calcext:value-type="float">
            <text:p>3.1</text:p>
          </table:table-cell>
          <table:table-cell office:value-type="float" office:value="3.18" calcext:value-type="float">
            <text:p>3.18</text:p>
          </table:table-cell>
          <table:table-cell office:value-type="float" office:value="25216026" calcext:value-type="float">
            <text:p>25216026</text:p>
          </table:table-cell>
          <table:table-cell office:value-type="float" office:value="785" calcext:value-type="float">
            <text:p>7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stsol in 1</text:p>
          </table:table-cell>
          <table:table-cell office:value-type="float" office:value="3.1" calcext:value-type="float">
            <text:p>3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eatori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leatoria</text:p>
          </table:table-cell>
          <table:table-cell office:value-type="string" calcext:value-type="string">
            <text:p>aleatoria-raiz.config</text:p>
          </table:table-cell>
        </table:table-row>
        <table:table-row table:style-name="ro1">
          <table:table-cell office:value-type="string" calcext:value-type="string">
            <text:p>data/sukp_385_400_0.15_0.85.txt</text:p>
          </table:table-cell>
          <table:table-cell office:value-type="float" office:value="8013" calcext:value-type="float">
            <text:p>8013</text:p>
          </table:table-cell>
          <table:table-cell office:value-type="float" office:value="6.038849" calcext:value-type="float">
            <text:p>6.038849</text:p>
          </table:table-cell>
          <table:table-cell office:value-type="float" office:value="89491.008944" calcext:value-type="float">
            <text:p>89491.008944</text:p>
          </table:table-cell>
          <table:table-cell office:value-type="float" office:value="3932" calcext:value-type="float">
            <text:p>3932</text:p>
          </table:table-cell>
          <table:table-cell office:value-type="float" office:value="21.759667" calcext:value-type="float">
            <text:p>21.759667</text:p>
          </table:table-cell>
          <table:table-cell office:value-type="float" office:value="89491.008944" calcext:value-type="float">
            <text:p>89491.0089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.99" calcext:value-type="float">
            <text:p>5.99</text:p>
          </table:table-cell>
          <table:table-cell office:value-type="float" office:value="6.11" calcext:value-type="float">
            <text:p>6.11</text:p>
          </table:table-cell>
          <table:table-cell office:value-type="float" office:value="36675118" calcext:value-type="float">
            <text:p>36675118</text:p>
          </table:table-cell>
          <table:table-cell office:value-type="float" office:value="785" calcext:value-type="float">
            <text:p>7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stsol in 1</text:p>
          </table:table-cell>
          <table:table-cell office:value-type="float" office:value="5.98" calcext:value-type="float">
            <text:p>5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eatori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leatoria</text:p>
          </table:table-cell>
          <table:table-cell office:value-type="string" calcext:value-type="string">
            <text:p>aleatoria-raiz.config</text:p>
          </table:table-cell>
        </table:table-row>
        <table:table-row table:style-name="ro1">
          <table:table-cell office:value-type="string" calcext:value-type="string">
            <text:p>data/sukp_400_385_0.10_0.75.txt</text:p>
          </table:table-cell>
          <table:table-cell office:value-type="float" office:value="6793" calcext:value-type="float">
            <text:p>6793</text:p>
          </table:table-cell>
          <table:table-cell office:value-type="float" office:value="3.514134" calcext:value-type="float">
            <text:p>3.514134</text:p>
          </table:table-cell>
          <table:table-cell office:value-type="float" office:value="82243.037119" calcext:value-type="float">
            <text:p>82243.037119</text:p>
          </table:table-cell>
          <table:table-cell office:value-type="float" office:value="4045" calcext:value-type="float">
            <text:p>4045</text:p>
          </table:table-cell>
          <table:table-cell office:value-type="float" office:value="19.332024" calcext:value-type="float">
            <text:p>19.332024</text:p>
          </table:table-cell>
          <table:table-cell office:value-type="float" office:value="82243.037119" calcext:value-type="float">
            <text:p>82243.0371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44" calcext:value-type="float">
            <text:p>3.44</text:p>
          </table:table-cell>
          <table:table-cell office:value-type="float" office:value="3.56" calcext:value-type="float">
            <text:p>3.56</text:p>
          </table:table-cell>
          <table:table-cell office:value-type="float" office:value="25472770" calcext:value-type="float">
            <text:p>25472770</text:p>
          </table:table-cell>
          <table:table-cell office:value-type="float" office:value="785" calcext:value-type="float">
            <text:p>7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stsol in 1</text:p>
          </table:table-cell>
          <table:table-cell office:value-type="float" office:value="3.44" calcext:value-type="float">
            <text:p>3.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eatori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leatoria</text:p>
          </table:table-cell>
          <table:table-cell office:value-type="string" calcext:value-type="string">
            <text:p>aleatoria-raiz.config</text:p>
          </table:table-cell>
        </table:table-row>
        <table:table-row table:style-name="ro1">
          <table:table-cell office:value-type="string" calcext:value-type="string">
            <text:p>data/sukp_400_385_0.15_0.85.txt</text:p>
          </table:table-cell>
          <table:table-cell office:value-type="float" office:value="7898" calcext:value-type="float">
            <text:p>7898</text:p>
          </table:table-cell>
          <table:table-cell office:value-type="float" office:value="6.139472" calcext:value-type="float">
            <text:p>6.139472</text:p>
          </table:table-cell>
          <table:table-cell office:value-type="float" office:value="94721.294786" calcext:value-type="float">
            <text:p>94721.294786</text:p>
          </table:table-cell>
          <table:table-cell office:value-type="float" office:value="3437" calcext:value-type="float">
            <text:p>3437</text:p>
          </table:table-cell>
          <table:table-cell office:value-type="float" office:value="26.559294" calcext:value-type="float">
            <text:p>26.559294</text:p>
          </table:table-cell>
          <table:table-cell office:value-type="float" office:value="94721.294786" calcext:value-type="float">
            <text:p>94721.29478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.05" calcext:value-type="float">
            <text:p>6.05</text:p>
          </table:table-cell>
          <table:table-cell office:value-type="float" office:value="6.19" calcext:value-type="float">
            <text:p>6.19</text:p>
          </table:table-cell>
          <table:table-cell office:value-type="float" office:value="37187462" calcext:value-type="float">
            <text:p>37187462</text:p>
          </table:table-cell>
          <table:table-cell office:value-type="float" office:value="785" calcext:value-type="float">
            <text:p>7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stsol in 1</text:p>
          </table:table-cell>
          <table:table-cell office:value-type="float" office:value="6.05" calcext:value-type="float">
            <text:p>6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eatori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leatoria</text:p>
          </table:table-cell>
          <table:table-cell office:value-type="string" calcext:value-type="string">
            <text:p>aleatoria-raiz.config</text:p>
          </table:table-cell>
        </table:table-row>
        <table:table-row table:style-name="ro1">
          <table:table-cell office:value-type="string" calcext:value-type="string">
            <text:p>data/sukp_400_400_0.10_0.75.txt</text:p>
          </table:table-cell>
          <table:table-cell office:value-type="float" office:value="6924" calcext:value-type="float">
            <text:p>6924</text:p>
          </table:table-cell>
          <table:table-cell office:value-type="float" office:value="3.716986" calcext:value-type="float">
            <text:p>3.716986</text:p>
          </table:table-cell>
          <table:table-cell office:value-type="float" office:value="83049.666536" calcext:value-type="float">
            <text:p>83049.666536</text:p>
          </table:table-cell>
          <table:table-cell office:value-type="float" office:value="4982" calcext:value-type="float">
            <text:p>4982</text:p>
          </table:table-cell>
          <table:table-cell office:value-type="float" office:value="15.669945" calcext:value-type="float">
            <text:p>15.669945</text:p>
          </table:table-cell>
          <table:table-cell office:value-type="float" office:value="83049.666536" calcext:value-type="float">
            <text:p>83049.666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66" calcext:value-type="float">
            <text:p>3.66</text:p>
          </table:table-cell>
          <table:table-cell office:value-type="float" office:value="3.76" calcext:value-type="float">
            <text:p>3.76</text:p>
          </table:table-cell>
          <table:table-cell office:value-type="float" office:value="26426546" calcext:value-type="float">
            <text:p>26426546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stsol in 1</text:p>
          </table:table-cell>
          <table:table-cell office:value-type="float" office:value="3.66" calcext:value-type="float">
            <text:p>3.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eatori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leatoria</text:p>
          </table:table-cell>
          <table:table-cell office:value-type="string" calcext:value-type="string">
            <text:p>aleatoria-raiz.config</text:p>
          </table:table-cell>
        </table:table-row>
        <table:table-row table:style-name="ro1">
          <table:table-cell office:value-type="string" calcext:value-type="string">
            <text:p>data/sukp_400_400_0.15_0.85.txt</text:p>
          </table:table-cell>
          <table:table-cell office:value-type="float" office:value="8372" calcext:value-type="float">
            <text:p>8372</text:p>
          </table:table-cell>
          <table:table-cell office:value-type="float" office:value="6.801484" calcext:value-type="float">
            <text:p>6.801484</text:p>
          </table:table-cell>
          <table:table-cell office:value-type="float" office:value="93743.78797" calcext:value-type="float">
            <text:p>93743.78797</text:p>
          </table:table-cell>
          <table:table-cell office:value-type="float" office:value="4513" calcext:value-type="float">
            <text:p>4513</text:p>
          </table:table-cell>
          <table:table-cell office:value-type="float" office:value="19.771945" calcext:value-type="float">
            <text:p>19.771945</text:p>
          </table:table-cell>
          <table:table-cell office:value-type="float" office:value="93743.78797" calcext:value-type="float">
            <text:p>93743.787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.73" calcext:value-type="float">
            <text:p>6.73</text:p>
          </table:table-cell>
          <table:table-cell office:value-type="float" office:value="6.89" calcext:value-type="float">
            <text:p>6.89</text:p>
          </table:table-cell>
          <table:table-cell office:value-type="float" office:value="37866230" calcext:value-type="float">
            <text:p>37866230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stsol in 1</text:p>
          </table:table-cell>
          <table:table-cell office:value-type="float" office:value="6.72" calcext:value-type="float">
            <text:p>6.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eatoria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leatoria</text:p>
          </table:table-cell>
          <table:table-cell office:value-type="string" calcext:value-type="string">
            <text:p>aleatoria-raiz.config</text:p>
          </table:table-cell>
        </table:table-row>
        <table:table-row table:style-name="ro1">
          <table:table-cell office:value-type="string" calcext:value-type="string">
            <text:p>data/sukp_485_500_0.10_0.75.txt</text:p>
          </table:table-cell>
          <table:table-cell office:value-type="float" office:value="10225" calcext:value-type="float">
            <text:p>10225</text:p>
          </table:table-cell>
          <table:table-cell office:value-type="float" office:value="8.765289" calcext:value-type="float">
            <text:p>8.765289</text:p>
          </table:table-cell>
          <table:table-cell office:value-type="float" office:value="100557.347874" calcext:value-type="float">
            <text:p>100557.347874</text:p>
          </table:table-cell>
          <table:table-cell office:value-type="float" office:value="3733" calcext:value-type="float">
            <text:p>3733</text:p>
          </table:table-cell>
          <table:table-cell office:value-type="float" office:value="25.937409" calcext:value-type="float">
            <text:p>25.937409</text:p>
          </table:table-cell>
          <table:table-cell office:value-type="float" office:value="100557.347874" calcext:value-type="float">
            <text:p>100557.3478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.67" calcext:value-type="float">
            <text:p>8.67</text:p>
          </table:table-cell>
          <table:table-cell office:value-type="float" office:value="8.82" calcext:value-type="float">
            <text:p>8.82</text:p>
          </table:table-cell>
          <table:table-cell office:value-type="float" office:value="39511988" calcext:value-type="float">
            <text:p>39511988</text:p>
          </table:table-cell>
          <table:table-cell office:value-type="float" office:value="985" calcext:value-type="float">
            <text:p>9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stsol in 1</text:p>
          </table:table-cell>
          <table:table-cell office:value-type="float" office:value="8.67" calcext:value-type="float">
            <text:p>8.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eatori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leatoria</text:p>
          </table:table-cell>
          <table:table-cell office:value-type="string" calcext:value-type="string">
            <text:p>aleatoria-raiz.config</text:p>
          </table:table-cell>
        </table:table-row>
        <table:table-row table:style-name="ro1">
          <table:table-cell office:value-type="string" calcext:value-type="string">
            <text:p>data/sukp_485_500_0.15_0.85.txt</text:p>
          </table:table-cell>
          <table:table-cell office:value-type="float" office:value="10591" calcext:value-type="float">
            <text:p>10591</text:p>
          </table:table-cell>
          <table:table-cell office:value-type="float" office:value="14.674052" calcext:value-type="float">
            <text:p>14.674052</text:p>
          </table:table-cell>
          <table:table-cell office:value-type="float" office:value="112897.85" calcext:value-type="float">
            <text:p>112897.85</text:p>
          </table:table-cell>
          <table:table-cell office:value-type="float" office:value="4479" calcext:value-type="float">
            <text:p>4479</text:p>
          </table:table-cell>
          <table:table-cell office:value-type="float" office:value="24.206039" calcext:value-type="float">
            <text:p>24.206039</text:p>
          </table:table-cell>
          <table:table-cell office:value-type="float" office:value="112897.85" calcext:value-type="float">
            <text:p>112897.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.52" calcext:value-type="float">
            <text:p>14.52</text:p>
          </table:table-cell>
          <table:table-cell office:value-type="float" office:value="14.69" calcext:value-type="float">
            <text:p>14.69</text:p>
          </table:table-cell>
          <table:table-cell office:value-type="float" office:value="57812771" calcext:value-type="float">
            <text:p>57812771</text:p>
          </table:table-cell>
          <table:table-cell office:value-type="float" office:value="985" calcext:value-type="float">
            <text:p>9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stsol in 1</text:p>
          </table:table-cell>
          <table:table-cell office:value-type="float" office:value="14.51" calcext:value-type="float">
            <text:p>14.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eatoria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leatoria</text:p>
          </table:table-cell>
          <table:table-cell office:value-type="string" calcext:value-type="string">
            <text:p>aleatoria-raiz.config</text:p>
          </table:table-cell>
        </table:table-row>
        <table:table-row table:style-name="ro1">
          <table:table-cell office:value-type="string" calcext:value-type="string">
            <text:p>data/sukp_500_485_0.10_0.75.txt</text:p>
          </table:table-cell>
          <table:table-cell office:value-type="float" office:value="10372" calcext:value-type="float">
            <text:p>10372</text:p>
          </table:table-cell>
          <table:table-cell office:value-type="float" office:value="8.987278" calcext:value-type="float">
            <text:p>8.987278</text:p>
          </table:table-cell>
          <table:table-cell office:value-type="float" office:value="102630.224583" calcext:value-type="float">
            <text:p>102630.224583</text:p>
          </table:table-cell>
          <table:table-cell office:value-type="float" office:value="3615" calcext:value-type="float">
            <text:p>3615</text:p>
          </table:table-cell>
          <table:table-cell office:value-type="float" office:value="27.390104" calcext:value-type="float">
            <text:p>27.390104</text:p>
          </table:table-cell>
          <table:table-cell office:value-type="float" office:value="102630.224583" calcext:value-type="float">
            <text:p>102630.22458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.8" calcext:value-type="float">
            <text:p>8.8</text:p>
          </table:table-cell>
          <table:table-cell office:value-type="float" office:value="8.92" calcext:value-type="float">
            <text:p>8.92</text:p>
          </table:table-cell>
          <table:table-cell office:value-type="float" office:value="39051548" calcext:value-type="float">
            <text:p>39051548</text:p>
          </table:table-cell>
          <table:table-cell office:value-type="float" office:value="985" calcext:value-type="float">
            <text:p>9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stsol in 1</text:p>
          </table:table-cell>
          <table:table-cell office:value-type="float" office:value="8.8" calcext:value-type="float">
            <text:p>8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eatori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leatoria</text:p>
          </table:table-cell>
          <table:table-cell office:value-type="string" calcext:value-type="string">
            <text:p>aleatoria-raiz.config</text:p>
          </table:table-cell>
        </table:table-row>
        <table:table-row table:style-name="ro1">
          <table:table-cell office:value-type="string" calcext:value-type="string">
            <text:p>data/sukp_500_485_0.15_0.85.txt</text:p>
          </table:table-cell>
          <table:table-cell office:value-type="float" office:value="10458" calcext:value-type="float">
            <text:p>10458</text:p>
          </table:table-cell>
          <table:table-cell office:value-type="float" office:value="14.337472" calcext:value-type="float">
            <text:p>14.337472</text:p>
          </table:table-cell>
          <table:table-cell office:value-type="float" office:value="115649.043025" calcext:value-type="float">
            <text:p>115649.043025</text:p>
          </table:table-cell>
          <table:table-cell office:value-type="float" office:value="3463" calcext:value-type="float">
            <text:p>3463</text:p>
          </table:table-cell>
          <table:table-cell office:value-type="float" office:value="32.395623" calcext:value-type="float">
            <text:p>32.395623</text:p>
          </table:table-cell>
          <table:table-cell office:value-type="float" office:value="115649.043025" calcext:value-type="float">
            <text:p>115649.0430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.11" calcext:value-type="float">
            <text:p>14.11</text:p>
          </table:table-cell>
          <table:table-cell office:value-type="float" office:value="14.29" calcext:value-type="float">
            <text:p>14.29</text:p>
          </table:table-cell>
          <table:table-cell office:value-type="float" office:value="57770067" calcext:value-type="float">
            <text:p>57770067</text:p>
          </table:table-cell>
          <table:table-cell office:value-type="float" office:value="985" calcext:value-type="float">
            <text:p>9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stsol in 1</text:p>
          </table:table-cell>
          <table:table-cell office:value-type="float" office:value="14.09" calcext:value-type="float">
            <text:p>14.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eatoria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leatoria</text:p>
          </table:table-cell>
          <table:table-cell office:value-type="string" calcext:value-type="string">
            <text:p>aleatoria-raiz.config</text:p>
          </table:table-cell>
        </table:table-row>
        <table:table-row table:style-name="ro1">
          <table:table-cell office:value-type="string" calcext:value-type="string">
            <text:p>data/sukp_500_500_0.10_0.75.txt</text:p>
          </table:table-cell>
          <table:table-cell office:value-type="float" office:value="10398" calcext:value-type="float">
            <text:p>10398</text:p>
          </table:table-cell>
          <table:table-cell office:value-type="float" office:value="9.876832" calcext:value-type="float">
            <text:p>9.876832</text:p>
          </table:table-cell>
          <table:table-cell office:value-type="float" office:value="100439.607056" calcext:value-type="float">
            <text:p>100439.607056</text:p>
          </table:table-cell>
          <table:table-cell office:value-type="float" office:value="4181" calcext:value-type="float">
            <text:p>4181</text:p>
          </table:table-cell>
          <table:table-cell office:value-type="float" office:value="23.022867" calcext:value-type="float">
            <text:p>23.022867</text:p>
          </table:table-cell>
          <table:table-cell office:value-type="float" office:value="100439.607056" calcext:value-type="float">
            <text:p>100439.6070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.72" calcext:value-type="float">
            <text:p>9.72</text:p>
          </table:table-cell>
          <table:table-cell office:value-type="float" office:value="9.88" calcext:value-type="float">
            <text:p>9.88</text:p>
          </table:table-cell>
          <table:table-cell office:value-type="float" office:value="40209532" calcext:value-type="float">
            <text:p>40209532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stsol in 1</text:p>
          </table:table-cell>
          <table:table-cell office:value-type="float" office:value="9.71" calcext:value-type="float">
            <text:p>9.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eatoria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leatoria</text:p>
          </table:table-cell>
          <table:table-cell office:value-type="string" calcext:value-type="string">
            <text:p>aleatoria-raiz.config</text:p>
          </table:table-cell>
        </table:table-row>
        <table:table-row table:style-name="ro1">
          <table:table-cell office:value-type="string" calcext:value-type="string">
            <text:p>data/sukp_500_500_0.15_0.85.txt</text:p>
          </table:table-cell>
          <table:table-cell office:value-type="float" office:value="10689" calcext:value-type="float">
            <text:p>10689</text:p>
          </table:table-cell>
          <table:table-cell office:value-type="float" office:value="15.235028" calcext:value-type="float">
            <text:p>15.235028</text:p>
          </table:table-cell>
          <table:table-cell office:value-type="float" office:value="116035.97152" calcext:value-type="float">
            <text:p>116035.97152</text:p>
          </table:table-cell>
          <table:table-cell office:value-type="float" office:value="3650" calcext:value-type="float">
            <text:p>3650</text:p>
          </table:table-cell>
          <table:table-cell office:value-type="float" office:value="30.790677" calcext:value-type="float">
            <text:p>30.790677</text:p>
          </table:table-cell>
          <table:table-cell office:value-type="float" office:value="116035.97152" calcext:value-type="float">
            <text:p>116035.971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.01" calcext:value-type="float">
            <text:p>15.01</text:p>
          </table:table-cell>
          <table:table-cell office:value-type="float" office:value="15.2" calcext:value-type="float">
            <text:p>15.2</text:p>
          </table:table-cell>
          <table:table-cell office:value-type="float" office:value="59068611" calcext:value-type="float">
            <text:p>59068611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stsol in 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eatoria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leatoria</text:p>
          </table:table-cell>
          <table:table-cell office:value-type="string" calcext:value-type="string">
            <text:p>aleatoria-raiz.config</text:p>
          </table:table-cell>
        </table:table-row>
        <table:table-row table:style-name="ro1">
          <table:table-cell office:value-type="string" calcext:value-type="string">
            <text:p>data/sukp_85_100_0.10_0.75.txt</text:p>
          </table:table-cell>
          <table:table-cell office:value-type="float" office:value="524" calcext:value-type="float">
            <text:p>524</text:p>
          </table:table-cell>
          <table:table-cell office:value-type="float" office:value="0.02873" calcext:value-type="float">
            <text:p>0.02873</text:p>
          </table:table-cell>
          <table:table-cell office:value-type="float" office:value="18022.890216" calcext:value-type="float">
            <text:p>18022.890216</text:p>
          </table:table-cell>
          <table:table-cell office:value-type="float" office:value="7614" calcext:value-type="float">
            <text:p>7614</text:p>
          </table:table-cell>
          <table:table-cell office:value-type="float" office:value="1.367073" calcext:value-type="float">
            <text:p>1.367073</text:p>
          </table:table-cell>
          <table:table-cell office:value-type="float" office:value="18022.890216" calcext:value-type="float">
            <text:p>18022.8902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823476" calcext:value-type="float">
            <text:p>1823476</text:p>
          </table:table-cell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stsol in 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eatori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leatoria</text:p>
          </table:table-cell>
          <table:table-cell office:value-type="string" calcext:value-type="string">
            <text:p>aleatoria-raiz.config</text:p>
          </table:table-cell>
        </table:table-row>
        <table:table-row table:style-name="ro1">
          <table:table-cell office:value-type="string" calcext:value-type="string">
            <text:p>data/sukp_85_100_0.15_0.85.txt</text:p>
          </table:table-cell>
          <table:table-cell office:value-type="float" office:value="568" calcext:value-type="float">
            <text:p>568</text:p>
          </table:table-cell>
          <table:table-cell office:value-type="float" office:value="0.035098" calcext:value-type="float">
            <text:p>0.035098</text:p>
          </table:table-cell>
          <table:table-cell office:value-type="float" office:value="20196.419357" calcext:value-type="float">
            <text:p>20196.419357</text:p>
          </table:table-cell>
          <table:table-cell office:value-type="float" office:value="7493" calcext:value-type="float">
            <text:p>7493</text:p>
          </table:table-cell>
          <table:table-cell office:value-type="float" office:value="1.695372" calcext:value-type="float">
            <text:p>1.695372</text:p>
          </table:table-cell>
          <table:table-cell office:value-type="float" office:value="20196.419357" calcext:value-type="float">
            <text:p>20196.41935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2492401" calcext:value-type="float">
            <text:p>2492401</text:p>
          </table:table-cell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stsol in 1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eatori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leatoria</text:p>
          </table:table-cell>
          <table:table-cell office:value-type="string" calcext:value-type="string">
            <text:p>aleatoria-raiz.config</text:p>
          </table:table-cell>
        </table:table-row>
      </table:table>
      <table:table table:name="resumo" table:style-name="ta1">
        <table:table-column table:style-name="co18" table:default-cell-style-name="Default"/>
        <table:table-column table:style-name="co14" table:number-columns-repeated="5" table:default-cell-style-name="Default"/>
        <table:table-column table:style-name="co14" table:default-cell-style-name="ce1"/>
        <table:table-row table:style-name="ro1">
          <table:table-cell table:number-columns-repeated="5"/>
          <table:table-cell table:formula="of:=SUM([.F3:.F200])" office:value-type="float" office:value="8" calcext:value-type="float">
            <text:p>8</text:p>
          </table:table-cell>
          <table:table-cell table:style-name="Default" table:formula="of:=SUM([.G3:.G200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superior</text:p>
          </table:table-cell>
          <table:table-cell office:value-type="string" calcext:value-type="string">
            <text:p>gulosa</text:p>
          </table:table-cell>
          <table:table-cell office:value-type="string" calcext:value-type="string">
            <text:p>aleatoria</text:p>
          </table:table-cell>
          <table:table-cell office:value-type="string" calcext:value-type="string">
            <text:p>melhor</text:p>
          </table:table-cell>
          <table:table-cell office:value-type="string" calcext:value-type="string">
            <text:p>gulosa</text:p>
          </table:table-cell>
          <table:table-cell table:style-name="Default" office:value-type="string" calcext:value-type="string">
            <text:p>aleatoria</text:p>
          </table:table-cell>
        </table:table-row>
        <table:table-row table:style-name="ro1">
          <table:table-cell table:formula="of:=[$'gulosa-raiz'.A2]" office:value-type="string" office:string-value="data/sukp_100_100_0.10_0.75.txt" calcext:value-type="string">
            <text:p>data/sukp_100_100_0.10_0.75.txt</text:p>
          </table:table-cell>
          <table:table-cell table:formula="of:=[$'gulosa-raiz'.D2]" office:value-type="float" office:value="22653.736118" calcext:value-type="float">
            <text:p>22653.736118</text:p>
          </table:table-cell>
          <table:table-cell table:formula="of:=[$'gulosa-raiz'.E2]" office:value-type="float" office:value="7830" calcext:value-type="float">
            <text:p>7830</text:p>
          </table:table-cell>
          <table:table-cell table:formula="of:=[$'aleatoria-raiz'.E2]" office:value-type="float" office:value="8086" calcext:value-type="float">
            <text:p>8086</text:p>
          </table:table-cell>
          <table:table-cell table:formula="of:=MAX([.C3:.D3])" office:value-type="float" office:value="8086" calcext:value-type="float">
            <text:p>8086</text:p>
          </table:table-cell>
          <table:table-cell table:formula="of:=IF([.E3]=[.C3];1;&quot;&quot;)">
            <text:p/>
          </table:table-cell>
          <table:table-cell table:formula="of:=IF([.E3]=[.D3];1;&quot;&quot;)" office:value-type="float" office:value="1" calcext:value-type="float">
            <text:p>1</text:p>
          </table:table-cell>
        </table:table-row>
        <table:table-row table:style-name="ro1">
          <table:table-cell table:formula="of:=[$'gulosa-raiz'.A3]" office:value-type="string" office:string-value="data/sukp_100_100_0.15_0.85.txt" calcext:value-type="string">
            <text:p>data/sukp_100_100_0.15_0.85.txt</text:p>
          </table:table-cell>
          <table:table-cell table:formula="of:=[$'gulosa-raiz'.D3]" office:value-type="float" office:value="24812.220183" calcext:value-type="float">
            <text:p>24812.220183</text:p>
          </table:table-cell>
          <table:table-cell table:formula="of:=[$'gulosa-raiz'.E3]" office:value-type="float" office:value="5572" calcext:value-type="float">
            <text:p>5572</text:p>
          </table:table-cell>
          <table:table-cell table:formula="of:=[$'aleatoria-raiz'.E3]" office:value-type="float" office:value="8237" calcext:value-type="float">
            <text:p>8237</text:p>
          </table:table-cell>
          <table:table-cell table:formula="of:=MAX([.C4:.D4])" office:value-type="float" office:value="8237" calcext:value-type="float">
            <text:p>8237</text:p>
          </table:table-cell>
          <table:table-cell table:formula="of:=IF([.E4]=[.C4];1;&quot;&quot;)">
            <text:p/>
          </table:table-cell>
          <table:table-cell table:formula="of:=IF([.E4]=[.D4];1;&quot;&quot;)" office:value-type="float" office:value="1" calcext:value-type="float">
            <text:p>1</text:p>
          </table:table-cell>
        </table:table-row>
        <table:table-row table:style-name="ro1">
          <table:table-cell table:formula="of:=[$'gulosa-raiz'.A4]" office:value-type="string" office:string-value="data/sukp_100_85_0.10_0.75.txt" calcext:value-type="string">
            <text:p>data/sukp_100_85_0.10_0.75.txt</text:p>
          </table:table-cell>
          <table:table-cell table:formula="of:=[$'gulosa-raiz'.D4]" office:value-type="float" office:value="20148.75" calcext:value-type="float">
            <text:p>20148.75</text:p>
          </table:table-cell>
          <table:table-cell table:formula="of:=[$'gulosa-raiz'.E4]" office:value-type="float" office:value="6867" calcext:value-type="float">
            <text:p>6867</text:p>
          </table:table-cell>
          <table:table-cell table:formula="of:=[$'aleatoria-raiz'.E4]" office:value-type="float" office:value="7540" calcext:value-type="float">
            <text:p>7540</text:p>
          </table:table-cell>
          <table:table-cell table:formula="of:=MAX([.C5:.D5])" office:value-type="float" office:value="7540" calcext:value-type="float">
            <text:p>7540</text:p>
          </table:table-cell>
          <table:table-cell table:formula="of:=IF([.E5]=[.C5];1;&quot;&quot;)">
            <text:p/>
          </table:table-cell>
          <table:table-cell table:formula="of:=IF([.E5]=[.D5];1;&quot;&quot;)" office:value-type="float" office:value="1" calcext:value-type="float">
            <text:p>1</text:p>
          </table:table-cell>
        </table:table-row>
        <table:table-row table:style-name="ro1">
          <table:table-cell table:formula="of:=[$'gulosa-raiz'.A5]" office:value-type="string" office:string-value="data/sukp_100_85_0.15_0.85.txt" calcext:value-type="string">
            <text:p>data/sukp_100_85_0.15_0.85.txt</text:p>
          </table:table-cell>
          <table:table-cell table:formula="of:=[$'gulosa-raiz'.D5]" office:value-type="float" office:value="24641.710175" calcext:value-type="float">
            <text:p>24641.710175</text:p>
          </table:table-cell>
          <table:table-cell table:formula="of:=[$'gulosa-raiz'.E5]" office:value-type="float" office:value="8021" calcext:value-type="float">
            <text:p>8021</text:p>
          </table:table-cell>
          <table:table-cell table:formula="of:=[$'aleatoria-raiz'.E5]" office:value-type="float" office:value="6268" calcext:value-type="float">
            <text:p>6268</text:p>
          </table:table-cell>
          <table:table-cell table:formula="of:=MAX([.C6:.D6])" office:value-type="float" office:value="8021" calcext:value-type="float">
            <text:p>8021</text:p>
          </table:table-cell>
          <table:table-cell table:formula="of:=IF([.E6]=[.C6];1;&quot;&quot;)" office:value-type="float" office:value="1" calcext:value-type="float">
            <text:p>1</text:p>
          </table:table-cell>
          <table:table-cell table:formula="of:=IF([.E6]=[.D6];1;&quot;&quot;)">
            <text:p/>
          </table:table-cell>
        </table:table-row>
        <table:table-row table:style-name="ro1">
          <table:table-cell table:formula="of:=[$'gulosa-raiz'.A6]" office:value-type="string" office:string-value="data/sukp_185_200_0.10_0.75.txt" calcext:value-type="string">
            <text:p>data/sukp_185_200_0.10_0.75.txt</text:p>
          </table:table-cell>
          <table:table-cell table:formula="of:=[$'gulosa-raiz'.D6]" office:value-type="float" office:value="37330.515292" calcext:value-type="float">
            <text:p>37330.515292</text:p>
          </table:table-cell>
          <table:table-cell table:formula="of:=[$'gulosa-raiz'.E6]" office:value-type="float" office:value="3156" calcext:value-type="float">
            <text:p>3156</text:p>
          </table:table-cell>
          <table:table-cell table:formula="of:=[$'aleatoria-raiz'.E6]" office:value-type="float" office:value="4481" calcext:value-type="float">
            <text:p>4481</text:p>
          </table:table-cell>
          <table:table-cell table:formula="of:=MAX([.C7:.D7])" office:value-type="float" office:value="4481" calcext:value-type="float">
            <text:p>4481</text:p>
          </table:table-cell>
          <table:table-cell table:formula="of:=IF([.E7]=[.C7];1;&quot;&quot;)">
            <text:p/>
          </table:table-cell>
          <table:table-cell table:formula="of:=IF([.E7]=[.D7];1;&quot;&quot;)" office:value-type="float" office:value="1" calcext:value-type="float">
            <text:p>1</text:p>
          </table:table-cell>
        </table:table-row>
        <table:table-row table:style-name="ro1">
          <table:table-cell table:formula="of:=[$'gulosa-raiz'.A7]" office:value-type="string" office:string-value="data/sukp_185_200_0.15_0.85.txt" calcext:value-type="string">
            <text:p>data/sukp_185_200_0.15_0.85.txt</text:p>
          </table:table-cell>
          <table:table-cell table:formula="of:=[$'gulosa-raiz'.D7]" office:value-type="float" office:value="39334.542033" calcext:value-type="float">
            <text:p>39334.542033</text:p>
          </table:table-cell>
          <table:table-cell table:formula="of:=[$'gulosa-raiz'.E7]" office:value-type="float" office:value="3321" calcext:value-type="float">
            <text:p>3321</text:p>
          </table:table-cell>
          <table:table-cell table:formula="of:=[$'aleatoria-raiz'.E7]" office:value-type="float" office:value="4601" calcext:value-type="float">
            <text:p>4601</text:p>
          </table:table-cell>
          <table:table-cell table:formula="of:=MAX([.C8:.D8])" office:value-type="float" office:value="4601" calcext:value-type="float">
            <text:p>4601</text:p>
          </table:table-cell>
          <table:table-cell table:formula="of:=IF([.E8]=[.C8];1;&quot;&quot;)">
            <text:p/>
          </table:table-cell>
          <table:table-cell table:formula="of:=IF([.E8]=[.D8];1;&quot;&quot;)" office:value-type="float" office:value="1" calcext:value-type="float">
            <text:p>1</text:p>
          </table:table-cell>
        </table:table-row>
        <table:table-row table:style-name="ro1">
          <table:table-cell table:formula="of:=[$'gulosa-raiz'.A8]" office:value-type="string" office:string-value="data/sukp_200_185_0.10_0.75.txt" calcext:value-type="string">
            <text:p>data/sukp_200_185_0.10_0.75.txt</text:p>
          </table:table-cell>
          <table:table-cell table:formula="of:=[$'gulosa-raiz'.D8]" office:value-type="float" office:value="39379.705126" calcext:value-type="float">
            <text:p>39379.705126</text:p>
          </table:table-cell>
          <table:table-cell table:formula="of:=[$'gulosa-raiz'.E8]" office:value-type="float" office:value="3361" calcext:value-type="float">
            <text:p>3361</text:p>
          </table:table-cell>
          <table:table-cell table:formula="of:=[$'aleatoria-raiz'.E8]" office:value-type="float" office:value="4135" calcext:value-type="float">
            <text:p>4135</text:p>
          </table:table-cell>
          <table:table-cell table:formula="of:=MAX([.C9:.D9])" office:value-type="float" office:value="4135" calcext:value-type="float">
            <text:p>4135</text:p>
          </table:table-cell>
          <table:table-cell table:formula="of:=IF([.E9]=[.C9];1;&quot;&quot;)">
            <text:p/>
          </table:table-cell>
          <table:table-cell table:formula="of:=IF([.E9]=[.D9];1;&quot;&quot;)" office:value-type="float" office:value="1" calcext:value-type="float">
            <text:p>1</text:p>
          </table:table-cell>
        </table:table-row>
        <table:table-row table:style-name="ro1">
          <table:table-cell table:formula="of:=[$'gulosa-raiz'.A9]" office:value-type="string" office:string-value="data/sukp_200_185_0.15_0.85.txt" calcext:value-type="string">
            <text:p>data/sukp_200_185_0.15_0.85.txt</text:p>
          </table:table-cell>
          <table:table-cell table:formula="of:=[$'gulosa-raiz'.D9]" office:value-type="float" office:value="45969.522017" calcext:value-type="float">
            <text:p>45969.522017</text:p>
          </table:table-cell>
          <table:table-cell table:formula="of:=[$'gulosa-raiz'.E9]" office:value-type="float" office:value="2962" calcext:value-type="float">
            <text:p>2962</text:p>
          </table:table-cell>
          <table:table-cell table:formula="of:=[$'aleatoria-raiz'.E9]" office:value-type="float" office:value="5667" calcext:value-type="float">
            <text:p>5667</text:p>
          </table:table-cell>
          <table:table-cell table:formula="of:=MAX([.C10:.D10])" office:value-type="float" office:value="5667" calcext:value-type="float">
            <text:p>5667</text:p>
          </table:table-cell>
          <table:table-cell table:formula="of:=IF([.E10]=[.C10];1;&quot;&quot;)">
            <text:p/>
          </table:table-cell>
          <table:table-cell table:formula="of:=IF([.E10]=[.D10];1;&quot;&quot;)" office:value-type="float" office:value="1" calcext:value-type="float">
            <text:p>1</text:p>
          </table:table-cell>
        </table:table-row>
        <table:table-row table:style-name="ro1">
          <table:table-cell table:formula="of:=[$'gulosa-raiz'.A10]" office:value-type="string" office:string-value="data/sukp_200_200_0.10_0.75.txt" calcext:value-type="string">
            <text:p>data/sukp_200_200_0.10_0.75.txt</text:p>
          </table:table-cell>
          <table:table-cell table:formula="of:=[$'gulosa-raiz'.D10]" office:value-type="float" office:value="42474.671388" calcext:value-type="float">
            <text:p>42474.671388</text:p>
          </table:table-cell>
          <table:table-cell table:formula="of:=[$'gulosa-raiz'.E10]" office:value-type="float" office:value="4142" calcext:value-type="float">
            <text:p>4142</text:p>
          </table:table-cell>
          <table:table-cell table:formula="of:=[$'aleatoria-raiz'.E10]" office:value-type="float" office:value="3127" calcext:value-type="float">
            <text:p>3127</text:p>
          </table:table-cell>
          <table:table-cell table:formula="of:=MAX([.C11:.D11])" office:value-type="float" office:value="4142" calcext:value-type="float">
            <text:p>4142</text:p>
          </table:table-cell>
          <table:table-cell table:formula="of:=IF([.E11]=[.C11];1;&quot;&quot;)" office:value-type="float" office:value="1" calcext:value-type="float">
            <text:p>1</text:p>
          </table:table-cell>
          <table:table-cell table:formula="of:=IF([.E11]=[.D11];1;&quot;&quot;)">
            <text:p/>
          </table:table-cell>
        </table:table-row>
        <table:table-row table:style-name="ro1">
          <table:table-cell table:formula="of:=[$'gulosa-raiz'.A11]" office:value-type="string" office:string-value="data/sukp_200_200_0.15_0.85.txt" calcext:value-type="string">
            <text:p>data/sukp_200_200_0.15_0.85.txt</text:p>
          </table:table-cell>
          <table:table-cell table:formula="of:=[$'gulosa-raiz'.D11]" office:value-type="float" office:value="47592.556488" calcext:value-type="float">
            <text:p>47592.556488</text:p>
          </table:table-cell>
          <table:table-cell table:formula="of:=[$'gulosa-raiz'.E11]" office:value-type="float" office:value="4648" calcext:value-type="float">
            <text:p>4648</text:p>
          </table:table-cell>
          <table:table-cell table:formula="of:=[$'aleatoria-raiz'.E11]" office:value-type="float" office:value="3607" calcext:value-type="float">
            <text:p>3607</text:p>
          </table:table-cell>
          <table:table-cell table:formula="of:=MAX([.C12:.D12])" office:value-type="float" office:value="4648" calcext:value-type="float">
            <text:p>4648</text:p>
          </table:table-cell>
          <table:table-cell table:formula="of:=IF([.E12]=[.C12];1;&quot;&quot;)" office:value-type="float" office:value="1" calcext:value-type="float">
            <text:p>1</text:p>
          </table:table-cell>
          <table:table-cell table:formula="of:=IF([.E12]=[.D12];1;&quot;&quot;)">
            <text:p/>
          </table:table-cell>
        </table:table-row>
        <table:table-row table:style-name="ro1">
          <table:table-cell table:formula="of:=[$'gulosa-raiz'.A12]" office:value-type="string" office:string-value="data/sukp_285_300_0.10_0.75.txt" calcext:value-type="string">
            <text:p>data/sukp_285_300_0.10_0.75.txt</text:p>
          </table:table-cell>
          <table:table-cell table:formula="of:=[$'gulosa-raiz'.D12]" office:value-type="float" office:value="58015.132089" calcext:value-type="float">
            <text:p>58015.132089</text:p>
          </table:table-cell>
          <table:table-cell table:formula="of:=[$'gulosa-raiz'.E12]" office:value-type="float" office:value="3555" calcext:value-type="float">
            <text:p>3555</text:p>
          </table:table-cell>
          <table:table-cell table:formula="of:=[$'aleatoria-raiz'.E12]" office:value-type="float" office:value="5465" calcext:value-type="float">
            <text:p>5465</text:p>
          </table:table-cell>
          <table:table-cell table:formula="of:=MAX([.C13:.D13])" office:value-type="float" office:value="5465" calcext:value-type="float">
            <text:p>5465</text:p>
          </table:table-cell>
          <table:table-cell table:formula="of:=IF([.E13]=[.C13];1;&quot;&quot;)">
            <text:p/>
          </table:table-cell>
          <table:table-cell table:formula="of:=IF([.E13]=[.D13];1;&quot;&quot;)" office:value-type="float" office:value="1" calcext:value-type="float">
            <text:p>1</text:p>
          </table:table-cell>
        </table:table-row>
        <table:table-row table:style-name="ro1">
          <table:table-cell table:formula="of:=[$'gulosa-raiz'.A13]" office:value-type="string" office:string-value="data/sukp_285_300_0.15_0.85.txt" calcext:value-type="string">
            <text:p>data/sukp_285_300_0.15_0.85.txt</text:p>
          </table:table-cell>
          <table:table-cell table:formula="of:=[$'gulosa-raiz'.D13]" office:value-type="float" office:value="67916.185795" calcext:value-type="float">
            <text:p>67916.185795</text:p>
          </table:table-cell>
          <table:table-cell table:formula="of:=[$'gulosa-raiz'.E13]" office:value-type="float" office:value="3538" calcext:value-type="float">
            <text:p>3538</text:p>
          </table:table-cell>
          <table:table-cell table:formula="of:=[$'aleatoria-raiz'.E13]" office:value-type="float" office:value="3044" calcext:value-type="float">
            <text:p>3044</text:p>
          </table:table-cell>
          <table:table-cell table:formula="of:=MAX([.C14:.D14])" office:value-type="float" office:value="3538" calcext:value-type="float">
            <text:p>3538</text:p>
          </table:table-cell>
          <table:table-cell table:formula="of:=IF([.E14]=[.C14];1;&quot;&quot;)" office:value-type="float" office:value="1" calcext:value-type="float">
            <text:p>1</text:p>
          </table:table-cell>
          <table:table-cell table:formula="of:=IF([.E14]=[.D14];1;&quot;&quot;)">
            <text:p/>
          </table:table-cell>
        </table:table-row>
        <table:table-row table:style-name="ro1">
          <table:table-cell table:formula="of:=[$'gulosa-raiz'.A14]" office:value-type="string" office:string-value="data/sukp_300_285_0.10_0.75.txt" calcext:value-type="string">
            <text:p>data/sukp_300_285_0.10_0.75.txt</text:p>
          </table:table-cell>
          <table:table-cell table:formula="of:=[$'gulosa-raiz'.D14]" office:value-type="float" office:value="58001.545849" calcext:value-type="float">
            <text:p>58001.545849</text:p>
          </table:table-cell>
          <table:table-cell table:formula="of:=[$'gulosa-raiz'.E14]" office:value-type="float" office:value="3914" calcext:value-type="float">
            <text:p>3914</text:p>
          </table:table-cell>
          <table:table-cell table:formula="of:=[$'aleatoria-raiz'.E14]" office:value-type="float" office:value="4678" calcext:value-type="float">
            <text:p>4678</text:p>
          </table:table-cell>
          <table:table-cell table:formula="of:=MAX([.C15:.D15])" office:value-type="float" office:value="4678" calcext:value-type="float">
            <text:p>4678</text:p>
          </table:table-cell>
          <table:table-cell table:formula="of:=IF([.E15]=[.C15];1;&quot;&quot;)">
            <text:p/>
          </table:table-cell>
          <table:table-cell table:formula="of:=IF([.E15]=[.D15];1;&quot;&quot;)" office:value-type="float" office:value="1" calcext:value-type="float">
            <text:p>1</text:p>
          </table:table-cell>
        </table:table-row>
        <table:table-row table:style-name="ro1">
          <table:table-cell table:formula="of:=[$'gulosa-raiz'.A15]" office:value-type="string" office:string-value="data/sukp_300_285_0.15_0.85.txt" calcext:value-type="string">
            <text:p>data/sukp_300_285_0.15_0.85.txt</text:p>
          </table:table-cell>
          <table:table-cell table:formula="of:=[$'gulosa-raiz'.D15]" office:value-type="float" office:value="70225.795175" calcext:value-type="float">
            <text:p>70225.795175</text:p>
          </table:table-cell>
          <table:table-cell table:formula="of:=[$'gulosa-raiz'.E15]" office:value-type="float" office:value="4420" calcext:value-type="float">
            <text:p>4420</text:p>
          </table:table-cell>
          <table:table-cell table:formula="of:=[$'aleatoria-raiz'.E15]" office:value-type="float" office:value="4070" calcext:value-type="float">
            <text:p>4070</text:p>
          </table:table-cell>
          <table:table-cell table:formula="of:=MAX([.C16:.D16])" office:value-type="float" office:value="4420" calcext:value-type="float">
            <text:p>4420</text:p>
          </table:table-cell>
          <table:table-cell table:formula="of:=IF([.E16]=[.C16];1;&quot;&quot;)" office:value-type="float" office:value="1" calcext:value-type="float">
            <text:p>1</text:p>
          </table:table-cell>
          <table:table-cell table:formula="of:=IF([.E16]=[.D16];1;&quot;&quot;)">
            <text:p/>
          </table:table-cell>
        </table:table-row>
        <table:table-row table:style-name="ro1">
          <table:table-cell table:formula="of:=[$'gulosa-raiz'.A16]" office:value-type="string" office:string-value="data/sukp_300_300_0.10_0.75.txt" calcext:value-type="string">
            <text:p>data/sukp_300_300_0.10_0.75.txt</text:p>
          </table:table-cell>
          <table:table-cell table:formula="of:=[$'gulosa-raiz'.D16]" office:value-type="float" office:value="59076.34282" calcext:value-type="float">
            <text:p>59076.34282</text:p>
          </table:table-cell>
          <table:table-cell table:formula="of:=[$'gulosa-raiz'.E16]" office:value-type="float" office:value="2855" calcext:value-type="float">
            <text:p>2855</text:p>
          </table:table-cell>
          <table:table-cell table:formula="of:=[$'aleatoria-raiz'.E16]" office:value-type="float" office:value="4446" calcext:value-type="float">
            <text:p>4446</text:p>
          </table:table-cell>
          <table:table-cell table:formula="of:=MAX([.C17:.D17])" office:value-type="float" office:value="4446" calcext:value-type="float">
            <text:p>4446</text:p>
          </table:table-cell>
          <table:table-cell table:formula="of:=IF([.E17]=[.C17];1;&quot;&quot;)">
            <text:p/>
          </table:table-cell>
          <table:table-cell table:formula="of:=IF([.E17]=[.D17];1;&quot;&quot;)" office:value-type="float" office:value="1" calcext:value-type="float">
            <text:p>1</text:p>
          </table:table-cell>
        </table:table-row>
        <table:table-row table:style-name="ro1">
          <table:table-cell table:formula="of:=[$'gulosa-raiz'.A17]" office:value-type="string" office:string-value="data/sukp_300_300_0.15_0.85.txt" calcext:value-type="string">
            <text:p>data/sukp_300_300_0.15_0.85.txt</text:p>
          </table:table-cell>
          <table:table-cell table:formula="of:=[$'gulosa-raiz'.D17]" office:value-type="float" office:value="67571.787733" calcext:value-type="float">
            <text:p>67571.787733</text:p>
          </table:table-cell>
          <table:table-cell table:formula="of:=[$'gulosa-raiz'.E17]" office:value-type="float" office:value="3875" calcext:value-type="float">
            <text:p>3875</text:p>
          </table:table-cell>
          <table:table-cell table:formula="of:=[$'aleatoria-raiz'.E17]" office:value-type="float" office:value="-1E+020" calcext:value-type="float">
            <text:p>-1E+020</text:p>
          </table:table-cell>
          <table:table-cell table:formula="of:=MAX([.C18:.D18])" office:value-type="float" office:value="3875" calcext:value-type="float">
            <text:p>3875</text:p>
          </table:table-cell>
          <table:table-cell table:formula="of:=IF([.E18]=[.C18];1;&quot;&quot;)" office:value-type="float" office:value="1" calcext:value-type="float">
            <text:p>1</text:p>
          </table:table-cell>
          <table:table-cell table:formula="of:=IF([.E18]=[.D18];1;&quot;&quot;)">
            <text:p/>
          </table:table-cell>
        </table:table-row>
        <table:table-row table:style-name="ro1">
          <table:table-cell table:formula="of:=[$'gulosa-raiz'.A18]" office:value-type="string" office:string-value="data/sukp_385_400_0.10_0.75.txt" calcext:value-type="string">
            <text:p>data/sukp_385_400_0.10_0.75.txt</text:p>
          </table:table-cell>
          <table:table-cell table:formula="of:=[$'gulosa-raiz'.D18]" office:value-type="float" office:value="74941.121708" calcext:value-type="float">
            <text:p>74941.121708</text:p>
          </table:table-cell>
          <table:table-cell table:formula="of:=[$'gulosa-raiz'.E18]" office:value-type="float" office:value="3322" calcext:value-type="float">
            <text:p>3322</text:p>
          </table:table-cell>
          <table:table-cell table:formula="of:=[$'aleatoria-raiz'.E18]" office:value-type="float" office:value="4202" calcext:value-type="float">
            <text:p>4202</text:p>
          </table:table-cell>
          <table:table-cell table:formula="of:=MAX([.C19:.D19])" office:value-type="float" office:value="4202" calcext:value-type="float">
            <text:p>4202</text:p>
          </table:table-cell>
          <table:table-cell table:formula="of:=IF([.E19]=[.C19];1;&quot;&quot;)">
            <text:p/>
          </table:table-cell>
          <table:table-cell table:formula="of:=IF([.E19]=[.D19];1;&quot;&quot;)" office:value-type="float" office:value="1" calcext:value-type="float">
            <text:p>1</text:p>
          </table:table-cell>
        </table:table-row>
        <table:table-row table:style-name="ro1">
          <table:table-cell table:formula="of:=[$'gulosa-raiz'.A19]" office:value-type="string" office:string-value="data/sukp_385_400_0.15_0.85.txt" calcext:value-type="string">
            <text:p>data/sukp_385_400_0.15_0.85.txt</text:p>
          </table:table-cell>
          <table:table-cell table:formula="of:=[$'gulosa-raiz'.D19]" office:value-type="float" office:value="89491.008944" calcext:value-type="float">
            <text:p>89491.008944</text:p>
          </table:table-cell>
          <table:table-cell table:formula="of:=[$'gulosa-raiz'.E19]" office:value-type="float" office:value="3103" calcext:value-type="float">
            <text:p>3103</text:p>
          </table:table-cell>
          <table:table-cell table:formula="of:=[$'aleatoria-raiz'.E19]" office:value-type="float" office:value="3932" calcext:value-type="float">
            <text:p>3932</text:p>
          </table:table-cell>
          <table:table-cell table:formula="of:=MAX([.C20:.D20])" office:value-type="float" office:value="3932" calcext:value-type="float">
            <text:p>3932</text:p>
          </table:table-cell>
          <table:table-cell table:formula="of:=IF([.E20]=[.C20];1;&quot;&quot;)">
            <text:p/>
          </table:table-cell>
          <table:table-cell table:formula="of:=IF([.E20]=[.D20];1;&quot;&quot;)" office:value-type="float" office:value="1" calcext:value-type="float">
            <text:p>1</text:p>
          </table:table-cell>
        </table:table-row>
        <table:table-row table:style-name="ro1">
          <table:table-cell table:formula="of:=[$'gulosa-raiz'.A20]" office:value-type="string" office:string-value="data/sukp_400_385_0.10_0.75.txt" calcext:value-type="string">
            <text:p>data/sukp_400_385_0.10_0.75.txt</text:p>
          </table:table-cell>
          <table:table-cell table:formula="of:=[$'gulosa-raiz'.D20]" office:value-type="float" office:value="82243.037119" calcext:value-type="float">
            <text:p>82243.037119</text:p>
          </table:table-cell>
          <table:table-cell table:formula="of:=[$'gulosa-raiz'.E20]" office:value-type="float" office:value="4167" calcext:value-type="float">
            <text:p>4167</text:p>
          </table:table-cell>
          <table:table-cell table:formula="of:=[$'aleatoria-raiz'.E20]" office:value-type="float" office:value="4045" calcext:value-type="float">
            <text:p>4045</text:p>
          </table:table-cell>
          <table:table-cell table:formula="of:=MAX([.C21:.D21])" office:value-type="float" office:value="4167" calcext:value-type="float">
            <text:p>4167</text:p>
          </table:table-cell>
          <table:table-cell table:formula="of:=IF([.E21]=[.C21];1;&quot;&quot;)" office:value-type="float" office:value="1" calcext:value-type="float">
            <text:p>1</text:p>
          </table:table-cell>
          <table:table-cell table:formula="of:=IF([.E21]=[.D21];1;&quot;&quot;)">
            <text:p/>
          </table:table-cell>
        </table:table-row>
        <table:table-row table:style-name="ro1">
          <table:table-cell table:formula="of:=[$'gulosa-raiz'.A21]" office:value-type="string" office:string-value="data/sukp_400_385_0.15_0.85.txt" calcext:value-type="string">
            <text:p>data/sukp_400_385_0.15_0.85.txt</text:p>
          </table:table-cell>
          <table:table-cell table:formula="of:=[$'gulosa-raiz'.D21]" office:value-type="float" office:value="94721.294786" calcext:value-type="float">
            <text:p>94721.294786</text:p>
          </table:table-cell>
          <table:table-cell table:formula="of:=[$'gulosa-raiz'.E21]" office:value-type="float" office:value="2669" calcext:value-type="float">
            <text:p>2669</text:p>
          </table:table-cell>
          <table:table-cell table:formula="of:=[$'aleatoria-raiz'.E21]" office:value-type="float" office:value="3437" calcext:value-type="float">
            <text:p>3437</text:p>
          </table:table-cell>
          <table:table-cell table:formula="of:=MAX([.C22:.D22])" office:value-type="float" office:value="3437" calcext:value-type="float">
            <text:p>3437</text:p>
          </table:table-cell>
          <table:table-cell table:formula="of:=IF([.E22]=[.C22];1;&quot;&quot;)">
            <text:p/>
          </table:table-cell>
          <table:table-cell table:formula="of:=IF([.E22]=[.D22];1;&quot;&quot;)" office:value-type="float" office:value="1" calcext:value-type="float">
            <text:p>1</text:p>
          </table:table-cell>
        </table:table-row>
        <table:table-row table:style-name="ro1">
          <table:table-cell table:formula="of:=[$'gulosa-raiz'.A22]" office:value-type="string" office:string-value="data/sukp_400_400_0.10_0.75.txt" calcext:value-type="string">
            <text:p>data/sukp_400_400_0.10_0.75.txt</text:p>
          </table:table-cell>
          <table:table-cell table:formula="of:=[$'gulosa-raiz'.D22]" office:value-type="float" office:value="83049.666536" calcext:value-type="float">
            <text:p>83049.666536</text:p>
          </table:table-cell>
          <table:table-cell table:formula="of:=[$'gulosa-raiz'.E22]" office:value-type="float" office:value="4309" calcext:value-type="float">
            <text:p>4309</text:p>
          </table:table-cell>
          <table:table-cell table:formula="of:=[$'aleatoria-raiz'.E22]" office:value-type="float" office:value="4982" calcext:value-type="float">
            <text:p>4982</text:p>
          </table:table-cell>
          <table:table-cell table:formula="of:=MAX([.C23:.D23])" office:value-type="float" office:value="4982" calcext:value-type="float">
            <text:p>4982</text:p>
          </table:table-cell>
          <table:table-cell table:formula="of:=IF([.E23]=[.C23];1;&quot;&quot;)">
            <text:p/>
          </table:table-cell>
          <table:table-cell table:formula="of:=IF([.E23]=[.D23];1;&quot;&quot;)" office:value-type="float" office:value="1" calcext:value-type="float">
            <text:p>1</text:p>
          </table:table-cell>
        </table:table-row>
        <table:table-row table:style-name="ro1">
          <table:table-cell table:formula="of:=[$'gulosa-raiz'.A23]" office:value-type="string" office:string-value="data/sukp_400_400_0.15_0.85.txt" calcext:value-type="string">
            <text:p>data/sukp_400_400_0.15_0.85.txt</text:p>
          </table:table-cell>
          <table:table-cell table:formula="of:=[$'gulosa-raiz'.D23]" office:value-type="float" office:value="93743.78797" calcext:value-type="float">
            <text:p>93743.78797</text:p>
          </table:table-cell>
          <table:table-cell table:formula="of:=[$'gulosa-raiz'.E23]" office:value-type="float" office:value="3484" calcext:value-type="float">
            <text:p>3484</text:p>
          </table:table-cell>
          <table:table-cell table:formula="of:=[$'aleatoria-raiz'.E23]" office:value-type="float" office:value="4513" calcext:value-type="float">
            <text:p>4513</text:p>
          </table:table-cell>
          <table:table-cell table:formula="of:=MAX([.C24:.D24])" office:value-type="float" office:value="4513" calcext:value-type="float">
            <text:p>4513</text:p>
          </table:table-cell>
          <table:table-cell table:formula="of:=IF([.E24]=[.C24];1;&quot;&quot;)">
            <text:p/>
          </table:table-cell>
          <table:table-cell table:formula="of:=IF([.E24]=[.D24];1;&quot;&quot;)" office:value-type="float" office:value="1" calcext:value-type="float">
            <text:p>1</text:p>
          </table:table-cell>
        </table:table-row>
        <table:table-row table:style-name="ro1">
          <table:table-cell table:formula="of:=[$'gulosa-raiz'.A24]" office:value-type="string" office:string-value="data/sukp_485_500_0.10_0.75.txt" calcext:value-type="string">
            <text:p>data/sukp_485_500_0.10_0.75.txt</text:p>
          </table:table-cell>
          <table:table-cell table:formula="of:=[$'gulosa-raiz'.D24]" office:value-type="float" office:value="100557.347874" calcext:value-type="float">
            <text:p>100557.347874</text:p>
          </table:table-cell>
          <table:table-cell table:formula="of:=[$'gulosa-raiz'.E24]" office:value-type="float" office:value="3368" calcext:value-type="float">
            <text:p>3368</text:p>
          </table:table-cell>
          <table:table-cell table:formula="of:=[$'aleatoria-raiz'.E24]" office:value-type="float" office:value="3733" calcext:value-type="float">
            <text:p>3733</text:p>
          </table:table-cell>
          <table:table-cell table:formula="of:=MAX([.C25:.D25])" office:value-type="float" office:value="3733" calcext:value-type="float">
            <text:p>3733</text:p>
          </table:table-cell>
          <table:table-cell table:formula="of:=IF([.E25]=[.C25];1;&quot;&quot;)">
            <text:p/>
          </table:table-cell>
          <table:table-cell table:formula="of:=IF([.E25]=[.D25];1;&quot;&quot;)" office:value-type="float" office:value="1" calcext:value-type="float">
            <text:p>1</text:p>
          </table:table-cell>
        </table:table-row>
        <table:table-row table:style-name="ro1">
          <table:table-cell table:formula="of:=[$'gulosa-raiz'.A25]" office:value-type="string" office:string-value="data/sukp_485_500_0.15_0.85.txt" calcext:value-type="string">
            <text:p>data/sukp_485_500_0.15_0.85.txt</text:p>
          </table:table-cell>
          <table:table-cell table:formula="of:=[$'gulosa-raiz'.D25]" office:value-type="float" office:value="112897.85" calcext:value-type="float">
            <text:p>112897.85</text:p>
          </table:table-cell>
          <table:table-cell table:formula="of:=[$'gulosa-raiz'.E25]" office:value-type="float" office:value="4079" calcext:value-type="float">
            <text:p>4079</text:p>
          </table:table-cell>
          <table:table-cell table:formula="of:=[$'aleatoria-raiz'.E25]" office:value-type="float" office:value="4479" calcext:value-type="float">
            <text:p>4479</text:p>
          </table:table-cell>
          <table:table-cell table:formula="of:=MAX([.C26:.D26])" office:value-type="float" office:value="4479" calcext:value-type="float">
            <text:p>4479</text:p>
          </table:table-cell>
          <table:table-cell table:formula="of:=IF([.E26]=[.C26];1;&quot;&quot;)">
            <text:p/>
          </table:table-cell>
          <table:table-cell table:formula="of:=IF([.E26]=[.D26];1;&quot;&quot;)" office:value-type="float" office:value="1" calcext:value-type="float">
            <text:p>1</text:p>
          </table:table-cell>
        </table:table-row>
        <table:table-row table:style-name="ro1">
          <table:table-cell table:formula="of:=[$'gulosa-raiz'.A26]" office:value-type="string" office:string-value="data/sukp_500_485_0.10_0.75.txt" calcext:value-type="string">
            <text:p>data/sukp_500_485_0.10_0.75.txt</text:p>
          </table:table-cell>
          <table:table-cell table:formula="of:=[$'gulosa-raiz'.D26]" office:value-type="float" office:value="102630.224583" calcext:value-type="float">
            <text:p>102630.224583</text:p>
          </table:table-cell>
          <table:table-cell table:formula="of:=[$'gulosa-raiz'.E26]" office:value-type="float" office:value="3959" calcext:value-type="float">
            <text:p>3959</text:p>
          </table:table-cell>
          <table:table-cell table:formula="of:=[$'aleatoria-raiz'.E26]" office:value-type="float" office:value="3615" calcext:value-type="float">
            <text:p>3615</text:p>
          </table:table-cell>
          <table:table-cell table:formula="of:=MAX([.C27:.D27])" office:value-type="float" office:value="3959" calcext:value-type="float">
            <text:p>3959</text:p>
          </table:table-cell>
          <table:table-cell table:formula="of:=IF([.E27]=[.C27];1;&quot;&quot;)" office:value-type="float" office:value="1" calcext:value-type="float">
            <text:p>1</text:p>
          </table:table-cell>
          <table:table-cell table:formula="of:=IF([.E27]=[.D27];1;&quot;&quot;)">
            <text:p/>
          </table:table-cell>
        </table:table-row>
        <table:table-row table:style-name="ro1">
          <table:table-cell table:formula="of:=[$'gulosa-raiz'.A27]" office:value-type="string" office:string-value="data/sukp_500_485_0.15_0.85.txt" calcext:value-type="string">
            <text:p>data/sukp_500_485_0.15_0.85.txt</text:p>
          </table:table-cell>
          <table:table-cell table:formula="of:=[$'gulosa-raiz'.D27]" office:value-type="float" office:value="115649.043025" calcext:value-type="float">
            <text:p>115649.043025</text:p>
          </table:table-cell>
          <table:table-cell table:formula="of:=[$'gulosa-raiz'.E27]" office:value-type="float" office:value="3075" calcext:value-type="float">
            <text:p>3075</text:p>
          </table:table-cell>
          <table:table-cell table:formula="of:=[$'aleatoria-raiz'.E27]" office:value-type="float" office:value="3463" calcext:value-type="float">
            <text:p>3463</text:p>
          </table:table-cell>
          <table:table-cell table:formula="of:=MAX([.C28:.D28])" office:value-type="float" office:value="3463" calcext:value-type="float">
            <text:p>3463</text:p>
          </table:table-cell>
          <table:table-cell table:formula="of:=IF([.E28]=[.C28];1;&quot;&quot;)">
            <text:p/>
          </table:table-cell>
          <table:table-cell table:formula="of:=IF([.E28]=[.D28];1;&quot;&quot;)" office:value-type="float" office:value="1" calcext:value-type="float">
            <text:p>1</text:p>
          </table:table-cell>
        </table:table-row>
        <table:table-row table:style-name="ro1">
          <table:table-cell table:formula="of:=[$'gulosa-raiz'.A28]" office:value-type="string" office:string-value="data/sukp_500_500_0.10_0.75.txt" calcext:value-type="string">
            <text:p>data/sukp_500_500_0.10_0.75.txt</text:p>
          </table:table-cell>
          <table:table-cell table:formula="of:=[$'gulosa-raiz'.D28]" office:value-type="float" office:value="100439.607056" calcext:value-type="float">
            <text:p>100439.607056</text:p>
          </table:table-cell>
          <table:table-cell table:formula="of:=[$'gulosa-raiz'.E28]" office:value-type="float" office:value="3782" calcext:value-type="float">
            <text:p>3782</text:p>
          </table:table-cell>
          <table:table-cell table:formula="of:=[$'aleatoria-raiz'.E28]" office:value-type="float" office:value="4181" calcext:value-type="float">
            <text:p>4181</text:p>
          </table:table-cell>
          <table:table-cell table:formula="of:=MAX([.C29:.D29])" office:value-type="float" office:value="4181" calcext:value-type="float">
            <text:p>4181</text:p>
          </table:table-cell>
          <table:table-cell table:formula="of:=IF([.E29]=[.C29];1;&quot;&quot;)">
            <text:p/>
          </table:table-cell>
          <table:table-cell table:formula="of:=IF([.E29]=[.D29];1;&quot;&quot;)" office:value-type="float" office:value="1" calcext:value-type="float">
            <text:p>1</text:p>
          </table:table-cell>
        </table:table-row>
        <table:table-row table:style-name="ro1">
          <table:table-cell table:formula="of:=[$'gulosa-raiz'.A29]" office:value-type="string" office:string-value="data/sukp_500_500_0.15_0.85.txt" calcext:value-type="string">
            <text:p>data/sukp_500_500_0.15_0.85.txt</text:p>
          </table:table-cell>
          <table:table-cell table:formula="of:=[$'gulosa-raiz'.D29]" office:value-type="float" office:value="116035.97152" calcext:value-type="float">
            <text:p>116035.97152</text:p>
          </table:table-cell>
          <table:table-cell table:formula="of:=[$'gulosa-raiz'.E29]" office:value-type="float" office:value="3184" calcext:value-type="float">
            <text:p>3184</text:p>
          </table:table-cell>
          <table:table-cell table:formula="of:=[$'aleatoria-raiz'.E29]" office:value-type="float" office:value="3650" calcext:value-type="float">
            <text:p>3650</text:p>
          </table:table-cell>
          <table:table-cell table:formula="of:=MAX([.C30:.D30])" office:value-type="float" office:value="3650" calcext:value-type="float">
            <text:p>3650</text:p>
          </table:table-cell>
          <table:table-cell table:formula="of:=IF([.E30]=[.C30];1;&quot;&quot;)">
            <text:p/>
          </table:table-cell>
          <table:table-cell table:formula="of:=IF([.E30]=[.D30];1;&quot;&quot;)" office:value-type="float" office:value="1" calcext:value-type="float">
            <text:p>1</text:p>
          </table:table-cell>
        </table:table-row>
        <table:table-row table:style-name="ro1">
          <table:table-cell table:formula="of:=[$'gulosa-raiz'.A30]" office:value-type="string" office:string-value="data/sukp_85_100_0.10_0.75.txt" calcext:value-type="string">
            <text:p>data/sukp_85_100_0.10_0.75.txt</text:p>
          </table:table-cell>
          <table:table-cell table:formula="of:=[$'gulosa-raiz'.D30]" office:value-type="float" office:value="18022.890216" calcext:value-type="float">
            <text:p>18022.890216</text:p>
          </table:table-cell>
          <table:table-cell table:formula="of:=[$'gulosa-raiz'.E30]" office:value-type="float" office:value="5632" calcext:value-type="float">
            <text:p>5632</text:p>
          </table:table-cell>
          <table:table-cell table:formula="of:=[$'aleatoria-raiz'.E30]" office:value-type="float" office:value="7614" calcext:value-type="float">
            <text:p>7614</text:p>
          </table:table-cell>
          <table:table-cell table:formula="of:=MAX([.C31:.D31])" office:value-type="float" office:value="7614" calcext:value-type="float">
            <text:p>7614</text:p>
          </table:table-cell>
          <table:table-cell table:formula="of:=IF([.E31]=[.C31];1;&quot;&quot;)">
            <text:p/>
          </table:table-cell>
          <table:table-cell table:formula="of:=IF([.E31]=[.D31];1;&quot;&quot;)" office:value-type="float" office:value="1" calcext:value-type="float">
            <text:p>1</text:p>
          </table:table-cell>
        </table:table-row>
        <table:table-row table:style-name="ro1">
          <table:table-cell table:formula="of:=[$'gulosa-raiz'.A31]" office:value-type="string" office:string-value="data/sukp_85_100_0.15_0.85.txt" calcext:value-type="string">
            <text:p>data/sukp_85_100_0.15_0.85.txt</text:p>
          </table:table-cell>
          <table:table-cell table:formula="of:=[$'gulosa-raiz'.D31]" office:value-type="float" office:value="20196.419357" calcext:value-type="float">
            <text:p>20196.419357</text:p>
          </table:table-cell>
          <table:table-cell table:formula="of:=[$'gulosa-raiz'.E31]" office:value-type="float" office:value="5193" calcext:value-type="float">
            <text:p>5193</text:p>
          </table:table-cell>
          <table:table-cell table:formula="of:=[$'aleatoria-raiz'.E31]" office:value-type="float" office:value="7493" calcext:value-type="float">
            <text:p>7493</text:p>
          </table:table-cell>
          <table:table-cell table:formula="of:=MAX([.C32:.D32])" office:value-type="float" office:value="7493" calcext:value-type="float">
            <text:p>7493</text:p>
          </table:table-cell>
          <table:table-cell table:formula="of:=IF([.E32]=[.C32];1;&quot;&quot;)">
            <text:p/>
          </table:table-cell>
          <table:table-cell table:formula="of:=IF([.E32]=[.D32];1;&quot;&quot;)" office:value-type="float" office:value="1" calcext:value-type="float">
            <text:p>1</text:p>
          </table:table-cell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8T10:35:25.978350183</meta:creation-date>
    <dc:date>2022-11-08T10:46:58.771026763</dc:date>
    <meta:editing-duration>PT11M34S</meta:editing-duration>
    <meta:editing-cycles>2</meta:editing-cycles>
    <meta:generator>LibreOffice/7.0.4.2$Linux_X86_64 LibreOffice_project/00$Build-2</meta:generator>
    <meta:document-statistic meta:table-count="3" meta:cell-count="1665" meta:object-count="0"/>
  </office:meta>
</office:document-meta>
</file>